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48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291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2019">
      <style:table-properties table:display="true" style:writing-mode="lr-tb"/>
    </style:style>
    <style:style style:name="ta2" style:family="table" style:master-page-name="PageStyle_5f_2019_20__28_CV_29_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9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8" table:default-cell-style-name="ce6"/>
        <table:table-column table:style-name="co3" table:number-columns-repeated="238" table:default-cell-style-name="ce24"/>
        <table:table-row table:style-name="ro1">
          <table:table-cell table:style-name="ce1" office:value-type="string" calcext:value-type="string" table:number-columns-spanned="19" table:number-rows-spanned="2">
            <text:p>Tabela 1.11 - Total de pessoas de 15 anos ou mais de idade, por condição de deficiência e sexo, segundo estado conjugal e estado civil - Brasil - 2019</text:p>
          </table:table-cell>
          <table:covered-table-cell table:number-columns-repeated="18" table:style-name="ce1"/>
          <table:table-cell table:number-columns-repeated="238"/>
        </table:table-row>
        <table:table-row table:style-name="ro1">
          <table:covered-table-cell table:number-columns-repeated="19" table:style-name="ce1"/>
          <table:table-cell table:number-columns-repeated="238"/>
        </table:table-row>
        <table:table-row table:style-name="ro1">
          <table:table-cell table:style-name="ce2" office:value-type="string" calcext:value-type="string" table:number-columns-spanned="1" table:number-rows-spanned="5">
            <text:p>Estado conjugal e estado civil</text:p>
          </table:table-cell>
          <table:table-cell table:style-name="ce8" office:value-type="string" calcext:value-type="string" table:number-columns-spanned="18" table:number-rows-spanned="1">
            <text:p>Total de pessoas de 15 anos ou mais de idade (1 000 pessoas)</text:p>
          </table:table-cell>
          <table:covered-table-cell table:number-columns-repeated="17" table:style-name="ce8"/>
          <table:table-cell table:number-columns-repeated="238"/>
        </table:table-row>
        <table:table-row table:style-name="ro1">
          <table:covered-table-cell table:style-name="ce2"/>
          <table:table-cell table:style-name="ce9" office:value-type="string" calcext:value-type="string" table:number-columns-spanned="3" table:number-rows-spanned="2">
            <text:p>Total</text:p>
          </table:table-cell>
          <table:covered-table-cell table:style-name="ce17"/>
          <table:covered-table-cell table:style-name="ce19"/>
          <table:table-cell table:style-name="ce9" office:value-type="string" calcext:value-type="string" table:number-columns-spanned="6" table:number-rows-spanned="1">
            <text:p>Sexo</text:p>
          </table:table-cell>
          <table:covered-table-cell table:number-columns-repeated="4" table:style-name="ce21"/>
          <table:covered-table-cell table:style-name="ce22"/>
          <table:table-cell table:style-name="ce23" office:value-type="string" calcext:value-type="string" table:number-columns-spanned="9" table:number-rows-spanned="1">
            <text:p>Grupos de idade</text:p>
          </table:table-cell>
          <table:covered-table-cell table:number-columns-repeated="8" table:style-name="ce21"/>
          <table:table-cell table:number-columns-repeated="238"/>
        </table:table-row>
        <table:table-row table:style-name="ro1">
          <table:covered-table-cell table:style-name="ce2"/>
          <table:covered-table-cell table:style-name="ce10"/>
          <table:covered-table-cell table:style-name="ce18"/>
          <table:covered-table-cell table:style-name="ce20"/>
          <table:table-cell table:style-name="ce9" office:value-type="string" calcext:value-type="string" table:number-columns-spanned="3" table:number-rows-spanned="1">
            <text:p>Homem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Mulher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15 a 29 anos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30 a 59 anos</text:p>
          </table:table-cell>
          <table:covered-table-cell table:number-columns-repeated="2" table:style-name="ce9"/>
          <table:table-cell table:style-name="ce23" office:value-type="string" calcext:value-type="string" table:number-columns-spanned="3" table:number-rows-spanned="1">
            <text:p>60 anos ou mais</text:p>
          </table:table-cell>
          <table:covered-table-cell table:number-columns-repeated="2" table:style-name="ce23"/>
          <table:table-cell table:number-columns-repeated="238"/>
        </table:table-row>
        <table:table-row table:style-name="ro1">
          <table:covered-table-cell table:style-name="ce2"/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23" office:value-type="string" calcext:value-type="string" table:number-columns-spanned="1" table:number-rows-spanned="2">
            <text:p>Sem deficiência</text:p>
          </table:table-cell>
          <table:table-cell table:number-columns-repeated="238"/>
        </table:table-row>
        <table:table-row table:style-name="ro1">
          <table:covered-table-cell table:style-name="ce2"/>
          <table:covered-table-cell table:number-columns-repeated="17" table:style-name="ce9"/>
          <table:covered-table-cell table:style-name="ce23"/>
          <table:table-cell table:number-columns-repeated="23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1" office:value-type="float" office:value="168426.189517343" calcext:value-type="float">
            <text:p><text:s text:c="2"/>168 426 </text:p>
          </table:table-cell>
          <table:table-cell table:style-name="ce11" office:value-type="float" office:value="16586.1629823033" calcext:value-type="float">
            <text:p><text:s text:c="2"/>16 586 </text:p>
          </table:table-cell>
          <table:table-cell table:style-name="ce11" office:value-type="float" office:value="151840.02653504" calcext:value-type="float">
            <text:p><text:s text:c="2"/>151 840 </text:p>
          </table:table-cell>
          <table:table-cell table:style-name="ce11" office:value-type="float" office:value="79246.5948304734" calcext:value-type="float">
            <text:p><text:s text:c="2"/>79 247 </text:p>
          </table:table-cell>
          <table:table-cell table:style-name="ce11" office:value-type="float" office:value="6329.88722200092" calcext:value-type="float">
            <text:p><text:s text:c="2"/>6 330 </text:p>
          </table:table-cell>
          <table:table-cell table:style-name="ce11" office:value-type="float" office:value="72916.7076084726" calcext:value-type="float">
            <text:p><text:s text:c="2"/>72 917 </text:p>
          </table:table-cell>
          <table:table-cell table:style-name="ce11" office:value-type="float" office:value="89179.5946868699" calcext:value-type="float">
            <text:p><text:s text:c="2"/>89 180 </text:p>
          </table:table-cell>
          <table:table-cell table:style-name="ce11" office:value-type="float" office:value="10256.2757603024" calcext:value-type="float">
            <text:p><text:s text:c="2"/>10 256 </text:p>
          </table:table-cell>
          <table:table-cell table:style-name="ce11" office:value-type="float" office:value="78923.3189265676" calcext:value-type="float">
            <text:p><text:s text:c="2"/>78 923 </text:p>
          </table:table-cell>
          <table:table-cell table:style-name="ce11" office:value-type="float" office:value="45561.2928060229" calcext:value-type="float">
            <text:p><text:s text:c="2"/>45 561 </text:p>
          </table:table-cell>
          <table:table-cell table:style-name="ce11" office:value-type="float" office:value="1283.74075096333" calcext:value-type="float">
            <text:p><text:s text:c="2"/>1 284 </text:p>
          </table:table-cell>
          <table:table-cell table:style-name="ce11" office:value-type="float" office:value="44277.5520550596" calcext:value-type="float">
            <text:p><text:s text:c="2"/>44 278 </text:p>
          </table:table-cell>
          <table:table-cell table:style-name="ce11" office:value-type="float" office:value="88466.0437585897" calcext:value-type="float">
            <text:p><text:s text:c="2"/>88 466 </text:p>
          </table:table-cell>
          <table:table-cell table:style-name="ce11" office:value-type="float" office:value="6768.75635163039" calcext:value-type="float">
            <text:p><text:s text:c="2"/>6 769 </text:p>
          </table:table-cell>
          <table:table-cell table:style-name="ce11" office:value-type="float" office:value="81697.2874069593" calcext:value-type="float">
            <text:p><text:s text:c="2"/>81 697 </text:p>
          </table:table-cell>
          <table:table-cell table:style-name="ce11" office:value-type="float" office:value="34398.8529527307" calcext:value-type="float">
            <text:p><text:s text:c="2"/>34 399 </text:p>
          </table:table-cell>
          <table:table-cell table:style-name="ce11" office:value-type="float" office:value="8533.66587970958" calcext:value-type="float">
            <text:p><text:s text:c="2"/>8 534 </text:p>
          </table:table-cell>
          <table:table-cell table:style-name="ce11" office:value-type="float" office:value="25865.1870730211" calcext:value-type="float">
            <text:p><text:s text:c="2"/>25 865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Casado(a)</text:p>
          </table:table-cell>
          <table:table-cell table:style-name="ce12" office:value-type="float" office:value="67718.8717659944" calcext:value-type="float">
            <text:p><text:s text:c="2"/>67 719 </text:p>
          </table:table-cell>
          <table:table-cell table:style-name="ce12" office:value-type="float" office:value="6392.00760613328" calcext:value-type="float">
            <text:p><text:s text:c="2"/>6 392 </text:p>
          </table:table-cell>
          <table:table-cell table:style-name="ce12" office:value-type="float" office:value="61326.8641598611" calcext:value-type="float">
            <text:p><text:s text:c="2"/>61 327 </text:p>
          </table:table-cell>
          <table:table-cell table:style-name="ce12" office:value-type="float" office:value="33405.159376373" calcext:value-type="float">
            <text:p><text:s text:c="2"/>33 405 </text:p>
          </table:table-cell>
          <table:table-cell table:style-name="ce12" office:value-type="float" office:value="2937.35343188038" calcext:value-type="float">
            <text:p><text:s text:c="2"/>2 937 </text:p>
          </table:table-cell>
          <table:table-cell table:style-name="ce12" office:value-type="float" office:value="30467.8059444926" calcext:value-type="float">
            <text:p><text:s text:c="2"/>30 468 </text:p>
          </table:table-cell>
          <table:table-cell table:style-name="ce12" office:value-type="float" office:value="34313.7123896214" calcext:value-type="float">
            <text:p><text:s text:c="2"/>34 314 </text:p>
          </table:table-cell>
          <table:table-cell table:style-name="ce12" office:value-type="float" office:value="3454.65417425289" calcext:value-type="float">
            <text:p><text:s text:c="2"/>3 455 </text:p>
          </table:table-cell>
          <table:table-cell table:style-name="ce12" office:value-type="float" office:value="30859.0582153685" calcext:value-type="float">
            <text:p><text:s text:c="2"/>30 859 </text:p>
          </table:table-cell>
          <table:table-cell table:style-name="ce12" office:value-type="float" office:value="5451.2051202639" calcext:value-type="float">
            <text:p><text:s text:c="2"/>5 451 </text:p>
          </table:table-cell>
          <table:table-cell table:style-name="ce12" office:value-type="float" office:value="106.271885427852" calcext:value-type="float">
            <text:p><text:s text:c="3"/>106 </text:p>
          </table:table-cell>
          <table:table-cell table:style-name="ce12" office:value-type="float" office:value="5344.93323483605" calcext:value-type="float">
            <text:p><text:s text:c="2"/>5 345 </text:p>
          </table:table-cell>
          <table:table-cell table:style-name="ce12" office:value-type="float" office:value="44680.5647968969" calcext:value-type="float">
            <text:p><text:s text:c="2"/>44 681 </text:p>
          </table:table-cell>
          <table:table-cell table:style-name="ce12" office:value-type="float" office:value="2800.63420887325" calcext:value-type="float">
            <text:p><text:s text:c="2"/>2 801 </text:p>
          </table:table-cell>
          <table:table-cell table:style-name="ce12" office:value-type="float" office:value="41879.9305880236" calcext:value-type="float">
            <text:p><text:s text:c="2"/>41 880 </text:p>
          </table:table-cell>
          <table:table-cell table:style-name="ce12" office:value-type="float" office:value="17587.1018488336" calcext:value-type="float">
            <text:p><text:s text:c="2"/>17 587 </text:p>
          </table:table-cell>
          <table:table-cell table:style-name="ce12" office:value-type="float" office:value="3485.10151183217" calcext:value-type="float">
            <text:p><text:s text:c="2"/>3 485 </text:p>
          </table:table-cell>
          <table:table-cell table:style-name="ce12" office:value-type="float" office:value="14102.0003370014" calcext:value-type="float">
            <text:p><text:s text:c="2"/>14 102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Divorciado(a) ou desquitado(a) ou separado(a) judicialmente</text:p>
          </table:table-cell>
          <table:table-cell table:style-name="ce12" office:value-type="float" office:value="11060.5258019512" calcext:value-type="float">
            <text:p><text:s text:c="2"/>11 061 </text:p>
          </table:table-cell>
          <table:table-cell table:style-name="ce12" office:value-type="float" office:value="1329.42170148923" calcext:value-type="float">
            <text:p><text:s text:c="2"/>1 329 </text:p>
          </table:table-cell>
          <table:table-cell table:style-name="ce12" office:value-type="float" office:value="9731.10410046195" calcext:value-type="float">
            <text:p><text:s text:c="2"/>9 731 </text:p>
          </table:table-cell>
          <table:table-cell table:style-name="ce12" office:value-type="float" office:value="4419.05518126791" calcext:value-type="float">
            <text:p><text:s text:c="2"/>4 419 </text:p>
          </table:table-cell>
          <table:table-cell table:style-name="ce12" office:value-type="float" office:value="414.267023004557" calcext:value-type="float">
            <text:p><text:s text:c="3"/>414 </text:p>
          </table:table-cell>
          <table:table-cell table:style-name="ce12" office:value-type="float" office:value="4004.78815826335" calcext:value-type="float">
            <text:p><text:s text:c="2"/>4 005 </text:p>
          </table:table-cell>
          <table:table-cell table:style-name="ce12" office:value-type="float" office:value="6641.47062068326" calcext:value-type="float">
            <text:p><text:s text:c="2"/>6 641 </text:p>
          </table:table-cell>
          <table:table-cell table:style-name="ce12" office:value-type="float" office:value="915.154678484669" calcext:value-type="float">
            <text:p><text:s text:c="3"/>915 </text:p>
          </table:table-cell>
          <table:table-cell table:style-name="ce12" office:value-type="float" office:value="5726.31594219859" calcext:value-type="float">
            <text:p><text:s text:c="2"/>5 726 </text:p>
          </table:table-cell>
          <table:table-cell table:style-name="ce12" office:value-type="float" office:value="463.412422400054" calcext:value-type="float">
            <text:p><text:s text:c="3"/>463 </text:p>
          </table:table-cell>
          <table:table-cell table:style-name="ce12" office:value-type="float" office:value="20.2459345236225" calcext:value-type="float">
            <text:p><text:s text:c="3"/>20 </text:p>
          </table:table-cell>
          <table:table-cell table:style-name="ce12" office:value-type="float" office:value="443.166487876432" calcext:value-type="float">
            <text:p><text:s text:c="3"/>443 </text:p>
          </table:table-cell>
          <table:table-cell table:style-name="ce12" office:value-type="float" office:value="7502.6426900024" calcext:value-type="float">
            <text:p><text:s text:c="2"/>7 503 </text:p>
          </table:table-cell>
          <table:table-cell table:style-name="ce12" office:value-type="float" office:value="656.654549779349" calcext:value-type="float">
            <text:p><text:s text:c="3"/>657 </text:p>
          </table:table-cell>
          <table:table-cell table:style-name="ce12" office:value-type="float" office:value="6845.98814022305" calcext:value-type="float">
            <text:p><text:s text:c="2"/>6 846 </text:p>
          </table:table-cell>
          <table:table-cell table:style-name="ce12" office:value-type="float" office:value="3094.47068954872" calcext:value-type="float">
            <text:p><text:s text:c="2"/>3 094 </text:p>
          </table:table-cell>
          <table:table-cell table:style-name="ce12" office:value-type="float" office:value="652.521217186255" calcext:value-type="float">
            <text:p><text:s text:c="3"/>653 </text:p>
          </table:table-cell>
          <table:table-cell table:style-name="ce12" office:value-type="float" office:value="2441.94947236247" calcext:value-type="float">
            <text:p><text:s text:c="2"/>2 442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Viúvo(a)</text:p>
          </table:table-cell>
          <table:table-cell table:style-name="ce12" office:value-type="float" office:value="10359.129571179" calcext:value-type="float">
            <text:p><text:s text:c="2"/>10 359 </text:p>
          </table:table-cell>
          <table:table-cell table:style-name="ce12" office:value-type="float" office:value="3239.7631774586" calcext:value-type="float">
            <text:p><text:s text:c="2"/>3 240 </text:p>
          </table:table-cell>
          <table:table-cell table:style-name="ce12" office:value-type="float" office:value="7119.3663937204" calcext:value-type="float">
            <text:p><text:s text:c="2"/>7 119 </text:p>
          </table:table-cell>
          <table:table-cell table:style-name="ce12" office:value-type="float" office:value="1853.76978411499" calcext:value-type="float">
            <text:p><text:s text:c="2"/>1 854 </text:p>
          </table:table-cell>
          <table:table-cell table:style-name="ce12" office:value-type="float" office:value="509.775308412772" calcext:value-type="float">
            <text:p><text:s text:c="3"/>510 </text:p>
          </table:table-cell>
          <table:table-cell table:style-name="ce12" office:value-type="float" office:value="1343.99447570222" calcext:value-type="float">
            <text:p><text:s text:c="2"/>1 344 </text:p>
          </table:table-cell>
          <table:table-cell table:style-name="ce12" office:value-type="float" office:value="8505.35978706401" calcext:value-type="float">
            <text:p><text:s text:c="2"/>8 505 </text:p>
          </table:table-cell>
          <table:table-cell table:style-name="ce12" office:value-type="float" office:value="2729.98786904583" calcext:value-type="float">
            <text:p><text:s text:c="2"/>2 730 </text:p>
          </table:table-cell>
          <table:table-cell table:style-name="ce12" office:value-type="float" office:value="5775.37191801818" calcext:value-type="float">
            <text:p><text:s text:c="2"/>5 775 </text:p>
          </table:table-cell>
          <table:table-cell table:style-name="ce12" office:value-type="float" office:value="23.9944161213353" calcext:value-type="float">
            <text:p><text:s text:c="3"/>24 </text:p>
          </table:table-cell>
          <table:table-cell table:style-name="ce12" office:value-type="float" office:value="1.53279516554175" calcext:value-type="float">
            <text:p><text:s text:c="3"/>2 </text:p>
          </table:table-cell>
          <table:table-cell table:style-name="ce12" office:value-type="float" office:value="22.4616209557935" calcext:value-type="float">
            <text:p><text:s text:c="3"/>22 </text:p>
          </table:table-cell>
          <table:table-cell table:style-name="ce12" office:value-type="float" office:value="2128.80617113302" calcext:value-type="float">
            <text:p><text:s text:c="2"/>2 129 </text:p>
          </table:table-cell>
          <table:table-cell table:style-name="ce12" office:value-type="float" office:value="286.037740957893" calcext:value-type="float">
            <text:p><text:s text:c="3"/>286 </text:p>
          </table:table-cell>
          <table:table-cell table:style-name="ce12" office:value-type="float" office:value="1842.76843017513" calcext:value-type="float">
            <text:p><text:s text:c="2"/>1 843 </text:p>
          </table:table-cell>
          <table:table-cell table:style-name="ce12" office:value-type="float" office:value="8206.32898392464" calcext:value-type="float">
            <text:p><text:s text:c="2"/>8 206 </text:p>
          </table:table-cell>
          <table:table-cell table:style-name="ce12" office:value-type="float" office:value="2952.19264133516" calcext:value-type="float">
            <text:p><text:s text:c="2"/>2 952 </text:p>
          </table:table-cell>
          <table:table-cell table:style-name="ce12" office:value-type="float" office:value="5254.13634258948" calcext:value-type="float">
            <text:p><text:s text:c="2"/>5 254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Solteiro(a)</text:p>
          </table:table-cell>
          <table:table-cell table:style-name="ce12" office:value-type="float" office:value="79287.6623782188" calcext:value-type="float">
            <text:p><text:s text:c="2"/>79 288 </text:p>
          </table:table-cell>
          <table:table-cell table:style-name="ce12" office:value-type="float" office:value="5624.9704972222" calcext:value-type="float">
            <text:p><text:s text:c="2"/>5 625 </text:p>
          </table:table-cell>
          <table:table-cell table:style-name="ce12" office:value-type="float" office:value="73662.6918809965" calcext:value-type="float">
            <text:p><text:s text:c="2"/>73 663 </text:p>
          </table:table-cell>
          <table:table-cell table:style-name="ce12" office:value-type="float" office:value="39568.6104887175" calcext:value-type="float">
            <text:p><text:s text:c="2"/>39 569 </text:p>
          </table:table-cell>
          <table:table-cell table:style-name="ce12" office:value-type="float" office:value="2468.4914587032" calcext:value-type="float">
            <text:p><text:s text:c="2"/>2 468 </text:p>
          </table:table-cell>
          <table:table-cell table:style-name="ce12" office:value-type="float" office:value="37100.1190300142" calcext:value-type="float">
            <text:p><text:s text:c="2"/>37 100 </text:p>
          </table:table-cell>
          <table:table-cell table:style-name="ce12" office:value-type="float" office:value="39719.0518895013" calcext:value-type="float">
            <text:p><text:s text:c="2"/>39 719 </text:p>
          </table:table-cell>
          <table:table-cell table:style-name="ce12" office:value-type="float" office:value="3156.47903851899" calcext:value-type="float">
            <text:p><text:s text:c="2"/>3 156 </text:p>
          </table:table-cell>
          <table:table-cell table:style-name="ce12" office:value-type="float" office:value="36562.5728509823" calcext:value-type="float">
            <text:p><text:s text:c="2"/>36 563 </text:p>
          </table:table-cell>
          <table:table-cell table:style-name="ce12" office:value-type="float" office:value="39622.6808472376" calcext:value-type="float">
            <text:p><text:s text:c="2"/>39 623 </text:p>
          </table:table-cell>
          <table:table-cell table:style-name="ce12" office:value-type="float" office:value="1155.69013584631" calcext:value-type="float">
            <text:p><text:s text:c="2"/>1 156 </text:p>
          </table:table-cell>
          <table:table-cell table:style-name="ce12" office:value-type="float" office:value="38466.9907113913" calcext:value-type="float">
            <text:p><text:s text:c="2"/>38 467 </text:p>
          </table:table-cell>
          <table:table-cell table:style-name="ce12" office:value-type="float" office:value="34154.0301005574" calcext:value-type="float">
            <text:p><text:s text:c="2"/>34 154 </text:p>
          </table:table-cell>
          <table:table-cell table:style-name="ce12" office:value-type="float" office:value="3025.42985201989" calcext:value-type="float">
            <text:p><text:s text:c="2"/>3 025 </text:p>
          </table:table-cell>
          <table:table-cell table:style-name="ce12" office:value-type="float" office:value="31128.6002485375" calcext:value-type="float">
            <text:p><text:s text:c="2"/>31 129 </text:p>
          </table:table-cell>
          <table:table-cell table:style-name="ce12" office:value-type="float" office:value="5510.95143042368" calcext:value-type="float">
            <text:p><text:s text:c="2"/>5 511 </text:p>
          </table:table-cell>
          <table:table-cell table:style-name="ce12" office:value-type="float" office:value="1443.85050935599" calcext:value-type="float">
            <text:p><text:s text:c="2"/>1 444 </text:p>
          </table:table-cell>
          <table:table-cell table:style-name="ce12" office:value-type="float" office:value="4067.10092106769" calcext:value-type="float">
            <text:p><text:s text:c="2"/>4 067 </text:p>
          </table:table-cell>
          <table:table-cell table:number-columns-repeated="238"/>
        </table:table-row>
        <table:table-row table:style-name="ro1">
          <table:table-cell table:style-name="ce5" office:value-type="string" calcext:value-type="string" table:number-columns-spanned="19" table:number-rows-spanned="1">
            <text:p>Viviam em união</text:p>
          </table:table-cell>
          <table:covered-table-cell table:number-columns-repeated="18" table:style-name="ce13"/>
          <table:table-cell table:number-columns-repeated="23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4" office:value-type="float" office:value="94382.8149046827" calcext:value-type="float">
            <text:p><text:s text:c="2"/>94 383 </text:p>
          </table:table-cell>
          <table:table-cell table:style-name="ce11" office:value-type="float" office:value="8032.60085544564" calcext:value-type="float">
            <text:p><text:s text:c="2"/>8 033 </text:p>
          </table:table-cell>
          <table:table-cell table:style-name="ce11" office:value-type="float" office:value="86350.2140492371" calcext:value-type="float">
            <text:p><text:s text:c="2"/>86 350 </text:p>
          </table:table-cell>
          <table:table-cell table:style-name="ce11" office:value-type="float" office:value="47112.2806897907" calcext:value-type="float">
            <text:p><text:s text:c="2"/>47 112 </text:p>
          </table:table-cell>
          <table:table-cell table:style-name="ce11" office:value-type="float" office:value="3702.86930073524" calcext:value-type="float">
            <text:p><text:s text:c="2"/>3 703 </text:p>
          </table:table-cell>
          <table:table-cell table:style-name="ce11" office:value-type="float" office:value="43409.4113890555" calcext:value-type="float">
            <text:p><text:s text:c="2"/>43 409 </text:p>
          </table:table-cell>
          <table:table-cell table:style-name="ce11" office:value-type="float" office:value="47270.534214892" calcext:value-type="float">
            <text:p><text:s text:c="2"/>47 271 </text:p>
          </table:table-cell>
          <table:table-cell table:style-name="ce11" office:value-type="float" office:value="4329.7315547104" calcext:value-type="float">
            <text:p><text:s text:c="2"/>4 330 </text:p>
          </table:table-cell>
          <table:table-cell table:style-name="ce11" office:value-type="float" office:value="42940.8026601816" calcext:value-type="float">
            <text:p><text:s text:c="2"/>42 941 </text:p>
          </table:table-cell>
          <table:table-cell table:style-name="ce11" office:value-type="float" office:value="12653.5971756435" calcext:value-type="float">
            <text:p><text:s text:c="2"/>12 654 </text:p>
          </table:table-cell>
          <table:table-cell table:style-name="ce11" office:value-type="float" office:value="264.125496496046" calcext:value-type="float">
            <text:p><text:s text:c="3"/>264 </text:p>
          </table:table-cell>
          <table:table-cell table:style-name="ce11" office:value-type="float" office:value="12389.4716791474" calcext:value-type="float">
            <text:p><text:s text:c="2"/>12 389 </text:p>
          </table:table-cell>
          <table:table-cell table:style-name="ce11" office:value-type="float" office:value="62287.8047823089" calcext:value-type="float">
            <text:p><text:s text:c="2"/>62 288 </text:p>
          </table:table-cell>
          <table:table-cell table:style-name="ce11" office:value-type="float" office:value="3966.17339128843" calcext:value-type="float">
            <text:p><text:s text:c="2"/>3 966 </text:p>
          </table:table-cell>
          <table:table-cell table:style-name="ce11" office:value-type="float" office:value="58321.6313910204" calcext:value-type="float">
            <text:p><text:s text:c="2"/>58 322 </text:p>
          </table:table-cell>
          <table:table-cell table:style-name="ce11" office:value-type="float" office:value="19441.4129467304" calcext:value-type="float">
            <text:p><text:s text:c="2"/>19 441 </text:p>
          </table:table-cell>
          <table:table-cell table:style-name="ce11" office:value-type="float" office:value="3802.30196766116" calcext:value-type="float">
            <text:p><text:s text:c="2"/>3 802 </text:p>
          </table:table-cell>
          <table:table-cell table:style-name="ce11" office:value-type="float" office:value="15639.1109790692" calcext:value-type="float">
            <text:p><text:s text:c="2"/>15 639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Casado(a)</text:p>
          </table:table-cell>
          <table:table-cell table:style-name="ce15" office:value-type="float" office:value="64719.2404843633" calcext:value-type="float">
            <text:p><text:s text:c="2"/>64 719 </text:p>
          </table:table-cell>
          <table:table-cell table:style-name="ce12" office:value-type="float" office:value="5907.19186285845" calcext:value-type="float">
            <text:p><text:s text:c="2"/>5 907 </text:p>
          </table:table-cell>
          <table:table-cell table:style-name="ce12" office:value-type="float" office:value="58812.0486215048" calcext:value-type="float">
            <text:p><text:s text:c="2"/>58 812 </text:p>
          </table:table-cell>
          <table:table-cell table:style-name="ce12" office:value-type="float" office:value="32336.0080712353" calcext:value-type="float">
            <text:p><text:s text:c="2"/>32 336 </text:p>
          </table:table-cell>
          <table:table-cell table:style-name="ce12" office:value-type="float" office:value="2758.3892239351" calcext:value-type="float">
            <text:p><text:s text:c="2"/>2 758 </text:p>
          </table:table-cell>
          <table:table-cell table:style-name="ce12" office:value-type="float" office:value="29577.6188473002" calcext:value-type="float">
            <text:p><text:s text:c="2"/>29 578 </text:p>
          </table:table-cell>
          <table:table-cell table:style-name="ce12" office:value-type="float" office:value="32383.2324131279" calcext:value-type="float">
            <text:p><text:s text:c="2"/>32 383 </text:p>
          </table:table-cell>
          <table:table-cell table:style-name="ce12" office:value-type="float" office:value="3148.80263892336" calcext:value-type="float">
            <text:p><text:s text:c="2"/>3 149 </text:p>
          </table:table-cell>
          <table:table-cell table:style-name="ce12" office:value-type="float" office:value="29234.4297742045" calcext:value-type="float">
            <text:p><text:s text:c="2"/>29 234 </text:p>
          </table:table-cell>
          <table:table-cell table:style-name="ce12" office:value-type="float" office:value="5184.97196921314" calcext:value-type="float">
            <text:p><text:s text:c="2"/>5 185 </text:p>
          </table:table-cell>
          <table:table-cell table:style-name="ce12" office:value-type="float" office:value="99.677629471055" calcext:value-type="float">
            <text:p><text:s text:c="3"/>100 </text:p>
          </table:table-cell>
          <table:table-cell table:style-name="ce12" office:value-type="float" office:value="5085.29433974209" calcext:value-type="float">
            <text:p><text:s text:c="2"/>5 085 </text:p>
          </table:table-cell>
          <table:table-cell table:style-name="ce12" office:value-type="float" office:value="42904.7965891799" calcext:value-type="float">
            <text:p><text:s text:c="2"/>42 905 </text:p>
          </table:table-cell>
          <table:table-cell table:style-name="ce12" office:value-type="float" office:value="2595.98456189369" calcext:value-type="float">
            <text:p><text:s text:c="2"/>2 596 </text:p>
          </table:table-cell>
          <table:table-cell table:style-name="ce12" office:value-type="float" office:value="40308.8120272862" calcext:value-type="float">
            <text:p><text:s text:c="2"/>40 309 </text:p>
          </table:table-cell>
          <table:table-cell table:style-name="ce12" office:value-type="float" office:value="16629.4719259702" calcext:value-type="float">
            <text:p><text:s text:c="2"/>16 629 </text:p>
          </table:table-cell>
          <table:table-cell table:style-name="ce12" office:value-type="float" office:value="3211.52967149371" calcext:value-type="float">
            <text:p><text:s text:c="2"/>3 212 </text:p>
          </table:table-cell>
          <table:table-cell table:style-name="ce12" office:value-type="float" office:value="13417.9422544765" calcext:value-type="float">
            <text:p><text:s text:c="2"/>13 418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Divorciado(a) ou desquitado(a) ou separado(a) judicialmente</text:p>
          </table:table-cell>
          <table:table-cell table:style-name="ce15" office:value-type="float" office:value="2952.72788987362" calcext:value-type="float">
            <text:p><text:s text:c="2"/>2 953 </text:p>
          </table:table-cell>
          <table:table-cell table:style-name="ce15" office:value-type="float" office:value="238.264278983653" calcext:value-type="float">
            <text:p><text:s text:c="3"/>238 </text:p>
          </table:table-cell>
          <table:table-cell table:style-name="ce12" office:value-type="float" office:value="2714.46361088997" calcext:value-type="float">
            <text:p><text:s text:c="2"/>2 714 </text:p>
          </table:table-cell>
          <table:table-cell table:style-name="ce12" office:value-type="float" office:value="1638.45517377208" calcext:value-type="float">
            <text:p><text:s text:c="2"/>1 638 </text:p>
          </table:table-cell>
          <table:table-cell table:style-name="ce12" office:value-type="float" office:value="122.47198221553" calcext:value-type="float">
            <text:p><text:s text:c="3"/>122 </text:p>
          </table:table-cell>
          <table:table-cell table:style-name="ce12" office:value-type="float" office:value="1515.98319155654" calcext:value-type="float">
            <text:p><text:s text:c="2"/>1 516 </text:p>
          </table:table-cell>
          <table:table-cell table:style-name="ce12" office:value-type="float" office:value="1314.27271610155" calcext:value-type="float">
            <text:p><text:s text:c="2"/>1 314 </text:p>
          </table:table-cell>
          <table:table-cell table:style-name="ce12" office:value-type="float" office:value="115.792296768122" calcext:value-type="float">
            <text:p><text:s text:c="3"/>116 </text:p>
          </table:table-cell>
          <table:table-cell table:style-name="ce12" office:value-type="float" office:value="1198.48041933343" calcext:value-type="float">
            <text:p><text:s text:c="2"/>1 198 </text:p>
          </table:table-cell>
          <table:table-cell table:style-name="ce12" office:value-type="float" office:value="85.406696621638" calcext:value-type="float">
            <text:p><text:s text:c="3"/>85 </text:p>
          </table:table-cell>
          <table:table-cell table:style-name="ce12" office:value-type="float" office:value="2.59648237220501" calcext:value-type="float">
            <text:p><text:s text:c="3"/>3 </text:p>
          </table:table-cell>
          <table:table-cell table:style-name="ce12" office:value-type="float" office:value="82.8102142494329" calcext:value-type="float">
            <text:p><text:s text:c="3"/>83 </text:p>
          </table:table-cell>
          <table:table-cell table:style-name="ce12" office:value-type="float" office:value="2230.72117978741" calcext:value-type="float">
            <text:p><text:s text:c="2"/>2 231 </text:p>
          </table:table-cell>
          <table:table-cell table:style-name="ce12" office:value-type="float" office:value="152.710722875346" calcext:value-type="float">
            <text:p><text:s text:c="3"/>153 </text:p>
          </table:table-cell>
          <table:table-cell table:style-name="ce12" office:value-type="float" office:value="2078.01045691206" calcext:value-type="float">
            <text:p><text:s text:c="2"/>2 078 </text:p>
          </table:table-cell>
          <table:table-cell table:style-name="ce12" office:value-type="float" office:value="636.600013464577" calcext:value-type="float">
            <text:p><text:s text:c="3"/>637 </text:p>
          </table:table-cell>
          <table:table-cell table:style-name="ce12" office:value-type="float" office:value="82.9570737361015" calcext:value-type="float">
            <text:p><text:s text:c="3"/>83 </text:p>
          </table:table-cell>
          <table:table-cell table:style-name="ce12" office:value-type="float" office:value="553.642939728476" calcext:value-type="float">
            <text:p><text:s text:c="3"/>554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Viúvo(a)</text:p>
          </table:table-cell>
          <table:table-cell table:style-name="ce15" office:value-type="float" office:value="902.142689659246" calcext:value-type="float">
            <text:p><text:s text:c="3"/>902 </text:p>
          </table:table-cell>
          <table:table-cell table:style-name="ce15" office:value-type="float" office:value="169.628945105895" calcext:value-type="float">
            <text:p><text:s text:c="3"/>170 </text:p>
          </table:table-cell>
          <table:table-cell table:style-name="ce12" office:value-type="float" office:value="732.51374455335" calcext:value-type="float">
            <text:p><text:s text:c="3"/>733 </text:p>
          </table:table-cell>
          <table:table-cell table:style-name="ce12" office:value-type="float" office:value="352.345820011445" calcext:value-type="float">
            <text:p><text:s text:c="3"/>352 </text:p>
          </table:table-cell>
          <table:table-cell table:style-name="ce12" office:value-type="float" office:value="62.1280119468332" calcext:value-type="float">
            <text:p><text:s text:c="3"/>62 </text:p>
          </table:table-cell>
          <table:table-cell table:style-name="ce12" office:value-type="float" office:value="290.217808064612" calcext:value-type="float">
            <text:p><text:s text:c="3"/>290 </text:p>
          </table:table-cell>
          <table:table-cell table:style-name="ce12" office:value-type="float" office:value="549.7968696478" calcext:value-type="float">
            <text:p><text:s text:c="3"/>550 </text:p>
          </table:table-cell>
          <table:table-cell table:style-name="ce12" office:value-type="float" office:value="107.500933159062" calcext:value-type="float">
            <text:p><text:s text:c="3"/>108 </text:p>
          </table:table-cell>
          <table:table-cell table:style-name="ce12" office:value-type="float" office:value="442.295936488738" calcext:value-type="float">
            <text:p><text:s text:c="3"/>442 </text:p>
          </table:table-cell>
          <table:table-cell table:style-name="ce12" office:value-type="float" office:value="9.29606338594251" calcext:value-type="float">
            <text:p><text:s text:c="3"/>9 </text:p>
          </table:table-cell>
          <table:table-cell table:style-name="ce12" office:value-type="float" office:value="0.435829404850918" calcext:value-type="float">
            <text:p><text:s text:c="3"/>0 </text:p>
          </table:table-cell>
          <table:table-cell table:style-name="ce12" office:value-type="float" office:value="8.86023398109159" calcext:value-type="float">
            <text:p><text:s text:c="3"/>9 </text:p>
          </table:table-cell>
          <table:table-cell table:style-name="ce12" office:value-type="float" office:value="379.36750318706" calcext:value-type="float">
            <text:p><text:s text:c="3"/>379 </text:p>
          </table:table-cell>
          <table:table-cell table:style-name="ce12" office:value-type="float" office:value="36.2701749416838" calcext:value-type="float">
            <text:p><text:s text:c="3"/>36 </text:p>
          </table:table-cell>
          <table:table-cell table:style-name="ce12" office:value-type="float" office:value="343.097328245377" calcext:value-type="float">
            <text:p><text:s text:c="3"/>343 </text:p>
          </table:table-cell>
          <table:table-cell table:style-name="ce12" office:value-type="float" office:value="513.479123086242" calcext:value-type="float">
            <text:p><text:s text:c="3"/>513 </text:p>
          </table:table-cell>
          <table:table-cell table:style-name="ce12" office:value-type="float" office:value="132.922940759361" calcext:value-type="float">
            <text:p><text:s text:c="3"/>133 </text:p>
          </table:table-cell>
          <table:table-cell table:style-name="ce12" office:value-type="float" office:value="380.556182326882" calcext:value-type="float">
            <text:p><text:s text:c="3"/>381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Solteiro(a)</text:p>
          </table:table-cell>
          <table:table-cell table:style-name="ce15" office:value-type="float" office:value="25808.7038407866" calcext:value-type="float">
            <text:p><text:s text:c="2"/>25 809 </text:p>
          </table:table-cell>
          <table:table-cell table:style-name="ce15" office:value-type="float" office:value="1717.51576849764" calcext:value-type="float">
            <text:p><text:s text:c="2"/>1 718 </text:p>
          </table:table-cell>
          <table:table-cell table:style-name="ce12" office:value-type="float" office:value="24091.1880722889" calcext:value-type="float">
            <text:p><text:s text:c="2"/>24 091 </text:p>
          </table:table-cell>
          <table:table-cell table:style-name="ce12" office:value-type="float" office:value="12785.4716247718" calcext:value-type="float">
            <text:p><text:s text:c="2"/>12 785 </text:p>
          </table:table-cell>
          <table:table-cell table:style-name="ce12" office:value-type="float" office:value="759.880082637779" calcext:value-type="float">
            <text:p><text:s text:c="3"/>760 </text:p>
          </table:table-cell>
          <table:table-cell table:style-name="ce12" office:value-type="float" office:value="12025.5915421341" calcext:value-type="float">
            <text:p><text:s text:c="2"/>12 026 </text:p>
          </table:table-cell>
          <table:table-cell table:style-name="ce12" office:value-type="float" office:value="13023.2322160147" calcext:value-type="float">
            <text:p><text:s text:c="2"/>13 023 </text:p>
          </table:table-cell>
          <table:table-cell table:style-name="ce12" office:value-type="float" office:value="957.635685859863" calcext:value-type="float">
            <text:p><text:s text:c="3"/>958 </text:p>
          </table:table-cell>
          <table:table-cell table:style-name="ce12" office:value-type="float" office:value="12065.5965301549" calcext:value-type="float">
            <text:p><text:s text:c="2"/>12 066 </text:p>
          </table:table-cell>
          <table:table-cell table:style-name="ce12" office:value-type="float" office:value="7373.92244642275" calcext:value-type="float">
            <text:p><text:s text:c="2"/>7 374 </text:p>
          </table:table-cell>
          <table:table-cell table:style-name="ce12" office:value-type="float" office:value="161.415555247935" calcext:value-type="float">
            <text:p><text:s text:c="3"/>161 </text:p>
          </table:table-cell>
          <table:table-cell table:style-name="ce12" office:value-type="float" office:value="7212.50689117482" calcext:value-type="float">
            <text:p><text:s text:c="2"/>7 213 </text:p>
          </table:table-cell>
          <table:table-cell table:style-name="ce12" office:value-type="float" office:value="16772.9195101544" calcext:value-type="float">
            <text:p><text:s text:c="2"/>16 773 </text:p>
          </table:table-cell>
          <table:table-cell table:style-name="ce12" office:value-type="float" office:value="1181.20793157772" calcext:value-type="float">
            <text:p><text:s text:c="2"/>1 181 </text:p>
          </table:table-cell>
          <table:table-cell table:style-name="ce12" office:value-type="float" office:value="15591.7115785767" calcext:value-type="float">
            <text:p><text:s text:c="2"/>15 592 </text:p>
          </table:table-cell>
          <table:table-cell table:style-name="ce12" office:value-type="float" office:value="1661.86188420936" calcext:value-type="float">
            <text:p><text:s text:c="2"/>1 662 </text:p>
          </table:table-cell>
          <table:table-cell table:style-name="ce12" office:value-type="float" office:value="374.89228167199" calcext:value-type="float">
            <text:p><text:s text:c="3"/>375 </text:p>
          </table:table-cell>
          <table:table-cell table:style-name="ce12" office:value-type="float" office:value="1286.96960253738" calcext:value-type="float">
            <text:p><text:s text:c="2"/>1 287 </text:p>
          </table:table-cell>
          <table:table-cell table:number-columns-repeated="238"/>
        </table:table-row>
        <table:table-row table:style-name="ro1">
          <table:table-cell table:style-name="ce3" office:value-type="string" calcext:value-type="string" table:number-columns-spanned="19" table:number-rows-spanned="1">
            <text:p>Não viviam em união</text:p>
          </table:table-cell>
          <table:covered-table-cell table:number-columns-repeated="18" table:style-name="ce3"/>
          <table:table-cell table:number-columns-repeated="23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4" office:value-type="float" office:value="74043.3746126607" calcext:value-type="float">
            <text:p><text:s text:c="2"/>74 043 </text:p>
          </table:table-cell>
          <table:table-cell table:style-name="ce11" office:value-type="float" office:value="8553.56212685766" calcext:value-type="float">
            <text:p><text:s text:c="2"/>8 554 </text:p>
          </table:table-cell>
          <table:table-cell table:style-name="ce11" office:value-type="float" office:value="65489.812485803" calcext:value-type="float">
            <text:p><text:s text:c="2"/>65 490 </text:p>
          </table:table-cell>
          <table:table-cell table:style-name="ce11" office:value-type="float" office:value="32134.3141406827" calcext:value-type="float">
            <text:p><text:s text:c="2"/>32 134 </text:p>
          </table:table-cell>
          <table:table-cell table:style-name="ce11" office:value-type="float" office:value="2627.01792126568" calcext:value-type="float">
            <text:p><text:s text:c="2"/>2 627 </text:p>
          </table:table-cell>
          <table:table-cell table:style-name="ce11" office:value-type="float" office:value="29507.296219417" calcext:value-type="float">
            <text:p><text:s text:c="2"/>29 507 </text:p>
          </table:table-cell>
          <table:table-cell table:style-name="ce11" office:value-type="float" office:value="41909.060471978" calcext:value-type="float">
            <text:p><text:s text:c="2"/>41 909 </text:p>
          </table:table-cell>
          <table:table-cell table:style-name="ce11" office:value-type="float" office:value="5926.54420559198" calcext:value-type="float">
            <text:p><text:s text:c="2"/>5 927 </text:p>
          </table:table-cell>
          <table:table-cell table:style-name="ce11" office:value-type="float" office:value="35982.516266386" calcext:value-type="float">
            <text:p><text:s text:c="2"/>35 983 </text:p>
          </table:table-cell>
          <table:table-cell table:style-name="ce11" office:value-type="float" office:value="32907.6956303794" calcext:value-type="float">
            <text:p><text:s text:c="2"/>32 908 </text:p>
          </table:table-cell>
          <table:table-cell table:style-name="ce11" office:value-type="float" office:value="1019.61525446728" calcext:value-type="float">
            <text:p><text:s text:c="2"/>1 020 </text:p>
          </table:table-cell>
          <table:table-cell table:style-name="ce11" office:value-type="float" office:value="31888.0803759121" calcext:value-type="float">
            <text:p><text:s text:c="2"/>31 888 </text:p>
          </table:table-cell>
          <table:table-cell table:style-name="ce11" office:value-type="float" office:value="26178.2389762809" calcext:value-type="float">
            <text:p><text:s text:c="2"/>26 178 </text:p>
          </table:table-cell>
          <table:table-cell table:style-name="ce11" office:value-type="float" office:value="2802.58296034196" calcext:value-type="float">
            <text:p><text:s text:c="2"/>2 803 </text:p>
          </table:table-cell>
          <table:table-cell table:style-name="ce11" office:value-type="float" office:value="23375.656015939" calcext:value-type="float">
            <text:p><text:s text:c="2"/>23 376 </text:p>
          </table:table-cell>
          <table:table-cell table:style-name="ce11" office:value-type="float" office:value="14957.4400060003" calcext:value-type="float">
            <text:p><text:s text:c="2"/>14 957 </text:p>
          </table:table-cell>
          <table:table-cell table:style-name="ce11" office:value-type="float" office:value="4731.36391204841" calcext:value-type="float">
            <text:p><text:s text:c="2"/>4 731 </text:p>
          </table:table-cell>
          <table:table-cell table:style-name="ce11" office:value-type="float" office:value="10226.0760939519" calcext:value-type="float">
            <text:p><text:s text:c="2"/>10 226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Casado(a)</text:p>
          </table:table-cell>
          <table:table-cell table:style-name="ce12" office:value-type="float" office:value="2999.63128163119" calcext:value-type="float">
            <text:p><text:s text:c="2"/>3 000 </text:p>
          </table:table-cell>
          <table:table-cell table:style-name="ce12" office:value-type="float" office:value="484.815743274824" calcext:value-type="float">
            <text:p><text:s text:c="3"/>485 </text:p>
          </table:table-cell>
          <table:table-cell table:style-name="ce12" office:value-type="float" office:value="2514.81553835637" calcext:value-type="float">
            <text:p><text:s text:c="2"/>2 515 </text:p>
          </table:table-cell>
          <table:table-cell table:style-name="ce12" office:value-type="float" office:value="1069.15130513768" calcext:value-type="float">
            <text:p><text:s text:c="2"/>1 069 </text:p>
          </table:table-cell>
          <table:table-cell table:style-name="ce12" office:value-type="float" office:value="178.964207945287" calcext:value-type="float">
            <text:p><text:s text:c="3"/>179 </text:p>
          </table:table-cell>
          <table:table-cell table:style-name="ce12" office:value-type="float" office:value="890.187097192393" calcext:value-type="float">
            <text:p><text:s text:c="3"/>890 </text:p>
          </table:table-cell>
          <table:table-cell table:style-name="ce12" office:value-type="float" office:value="1930.47997649351" calcext:value-type="float">
            <text:p><text:s text:c="2"/>1 930 </text:p>
          </table:table-cell>
          <table:table-cell table:style-name="ce12" office:value-type="float" office:value="305.851535329537" calcext:value-type="float">
            <text:p><text:s text:c="3"/>306 </text:p>
          </table:table-cell>
          <table:table-cell table:style-name="ce12" office:value-type="float" office:value="1624.62844116398" calcext:value-type="float">
            <text:p><text:s text:c="2"/>1 625 </text:p>
          </table:table-cell>
          <table:table-cell table:style-name="ce12" office:value-type="float" office:value="266.233151050754" calcext:value-type="float">
            <text:p><text:s text:c="3"/>266 </text:p>
          </table:table-cell>
          <table:table-cell table:style-name="ce12" office:value-type="float" office:value="6.59425595679748" calcext:value-type="float">
            <text:p><text:s text:c="3"/>7 </text:p>
          </table:table-cell>
          <table:table-cell table:style-name="ce12" office:value-type="float" office:value="259.638895093957" calcext:value-type="float">
            <text:p><text:s text:c="3"/>260 </text:p>
          </table:table-cell>
          <table:table-cell table:style-name="ce12" office:value-type="float" office:value="1775.76820771701" calcext:value-type="float">
            <text:p><text:s text:c="2"/>1 776 </text:p>
          </table:table-cell>
          <table:table-cell table:style-name="ce12" office:value-type="float" office:value="204.649646979566" calcext:value-type="float">
            <text:p><text:s text:c="3"/>205 </text:p>
          </table:table-cell>
          <table:table-cell table:style-name="ce12" office:value-type="float" office:value="1571.11856073745" calcext:value-type="float">
            <text:p><text:s text:c="2"/>1 571 </text:p>
          </table:table-cell>
          <table:table-cell table:style-name="ce12" office:value-type="float" office:value="957.629922863425" calcext:value-type="float">
            <text:p><text:s text:c="3"/>958 </text:p>
          </table:table-cell>
          <table:table-cell table:style-name="ce12" office:value-type="float" office:value="273.57184033846" calcext:value-type="float">
            <text:p><text:s text:c="3"/>274 </text:p>
          </table:table-cell>
          <table:table-cell table:style-name="ce12" office:value-type="float" office:value="684.058082524965" calcext:value-type="float">
            <text:p><text:s text:c="3"/>684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Divorciado(a) ou desquitado(a) ou separado(a) judicialmente</text:p>
          </table:table-cell>
          <table:table-cell table:style-name="ce12" office:value-type="float" office:value="8107.79791207754" calcext:value-type="float">
            <text:p><text:s text:c="2"/>8 108 </text:p>
          </table:table-cell>
          <table:table-cell table:style-name="ce12" office:value-type="float" office:value="1091.15742250557" calcext:value-type="float">
            <text:p><text:s text:c="2"/>1 091 </text:p>
          </table:table-cell>
          <table:table-cell table:style-name="ce12" office:value-type="float" office:value="7016.64048957198" calcext:value-type="float">
            <text:p><text:s text:c="2"/>7 017 </text:p>
          </table:table-cell>
          <table:table-cell table:style-name="ce12" office:value-type="float" office:value="2780.60000749584" calcext:value-type="float">
            <text:p><text:s text:c="2"/>2 781 </text:p>
          </table:table-cell>
          <table:table-cell table:style-name="ce12" office:value-type="float" office:value="291.795040789027" calcext:value-type="float">
            <text:p><text:s text:c="3"/>292 </text:p>
          </table:table-cell>
          <table:table-cell table:style-name="ce12" office:value-type="float" office:value="2488.80496670681" calcext:value-type="float">
            <text:p><text:s text:c="2"/>2 489 </text:p>
          </table:table-cell>
          <table:table-cell table:style-name="ce12" office:value-type="float" office:value="5327.19790458171" calcext:value-type="float">
            <text:p><text:s text:c="2"/>5 327 </text:p>
          </table:table-cell>
          <table:table-cell table:style-name="ce12" office:value-type="float" office:value="799.362381716547" calcext:value-type="float">
            <text:p><text:s text:c="3"/>799 </text:p>
          </table:table-cell>
          <table:table-cell table:style-name="ce12" office:value-type="float" office:value="4527.83552286516" calcext:value-type="float">
            <text:p><text:s text:c="2"/>4 528 </text:p>
          </table:table-cell>
          <table:table-cell table:style-name="ce12" office:value-type="float" office:value="378.005725778416" calcext:value-type="float">
            <text:p><text:s text:c="3"/>378 </text:p>
          </table:table-cell>
          <table:table-cell table:style-name="ce12" office:value-type="float" office:value="17.6494521514175" calcext:value-type="float">
            <text:p><text:s text:c="3"/>18 </text:p>
          </table:table-cell>
          <table:table-cell table:style-name="ce12" office:value-type="float" office:value="360.356273626999" calcext:value-type="float">
            <text:p><text:s text:c="3"/>360 </text:p>
          </table:table-cell>
          <table:table-cell table:style-name="ce12" office:value-type="float" office:value="5271.92151021499" calcext:value-type="float">
            <text:p><text:s text:c="2"/>5 272 </text:p>
          </table:table-cell>
          <table:table-cell table:style-name="ce12" office:value-type="float" office:value="503.943826904003" calcext:value-type="float">
            <text:p><text:s text:c="3"/>504 </text:p>
          </table:table-cell>
          <table:table-cell table:style-name="ce12" office:value-type="float" office:value="4767.97768331099" calcext:value-type="float">
            <text:p><text:s text:c="2"/>4 768 </text:p>
          </table:table-cell>
          <table:table-cell table:style-name="ce12" office:value-type="float" office:value="2457.87067608414" calcext:value-type="float">
            <text:p><text:s text:c="2"/>2 458 </text:p>
          </table:table-cell>
          <table:table-cell table:style-name="ce12" office:value-type="float" office:value="569.564143450154" calcext:value-type="float">
            <text:p><text:s text:c="3"/>570 </text:p>
          </table:table-cell>
          <table:table-cell table:style-name="ce12" office:value-type="float" office:value="1888.30653263399" calcext:value-type="float">
            <text:p><text:s text:c="2"/>1 888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Viúvo(a)</text:p>
          </table:table-cell>
          <table:table-cell table:style-name="ce12" office:value-type="float" office:value="9456.98688151975" calcext:value-type="float">
            <text:p><text:s text:c="2"/>9 457 </text:p>
          </table:table-cell>
          <table:table-cell table:style-name="ce12" office:value-type="float" office:value="3070.1342323527" calcext:value-type="float">
            <text:p><text:s text:c="2"/>3 070 </text:p>
          </table:table-cell>
          <table:table-cell table:style-name="ce12" office:value-type="float" office:value="6386.85264916705" calcext:value-type="float">
            <text:p><text:s text:c="2"/>6 387 </text:p>
          </table:table-cell>
          <table:table-cell table:style-name="ce12" office:value-type="float" office:value="1501.42396410354" calcext:value-type="float">
            <text:p><text:s text:c="2"/>1 501 </text:p>
          </table:table-cell>
          <table:table-cell table:style-name="ce12" office:value-type="float" office:value="447.647296465939" calcext:value-type="float">
            <text:p><text:s text:c="3"/>448 </text:p>
          </table:table-cell>
          <table:table-cell table:style-name="ce12" office:value-type="float" office:value="1053.7766676376" calcext:value-type="float">
            <text:p><text:s text:c="2"/>1 054 </text:p>
          </table:table-cell>
          <table:table-cell table:style-name="ce12" office:value-type="float" office:value="7955.56291741621" calcext:value-type="float">
            <text:p><text:s text:c="2"/>7 956 </text:p>
          </table:table-cell>
          <table:table-cell table:style-name="ce12" office:value-type="float" office:value="2622.48693588676" calcext:value-type="float">
            <text:p><text:s text:c="2"/>2 622 </text:p>
          </table:table-cell>
          <table:table-cell table:style-name="ce12" office:value-type="float" office:value="5333.07598152945" calcext:value-type="float">
            <text:p><text:s text:c="2"/>5 333 </text:p>
          </table:table-cell>
          <table:table-cell table:style-name="ce12" office:value-type="float" office:value="14.6983527353928" calcext:value-type="float">
            <text:p><text:s text:c="3"/>15 </text:p>
          </table:table-cell>
          <table:table-cell table:style-name="ce12" office:value-type="float" office:value="1.09696576069084" calcext:value-type="float">
            <text:p><text:s text:c="3"/>1 </text:p>
          </table:table-cell>
          <table:table-cell table:style-name="ce12" office:value-type="float" office:value="13.6013869747019" calcext:value-type="float">
            <text:p><text:s text:c="3"/>14 </text:p>
          </table:table-cell>
          <table:table-cell table:style-name="ce12" office:value-type="float" office:value="1749.43866794596" calcext:value-type="float">
            <text:p><text:s text:c="2"/>1 749 </text:p>
          </table:table-cell>
          <table:table-cell table:style-name="ce12" office:value-type="float" office:value="249.76756601621" calcext:value-type="float">
            <text:p><text:s text:c="3"/>250 </text:p>
          </table:table-cell>
          <table:table-cell table:style-name="ce12" office:value-type="float" office:value="1499.67110192975" calcext:value-type="float">
            <text:p><text:s text:c="2"/>1 500 </text:p>
          </table:table-cell>
          <table:table-cell table:style-name="ce12" office:value-type="float" office:value="7692.8498608384" calcext:value-type="float">
            <text:p><text:s text:c="2"/>7 693 </text:p>
          </table:table-cell>
          <table:table-cell table:style-name="ce12" office:value-type="float" office:value="2819.2697005758" calcext:value-type="float">
            <text:p><text:s text:c="2"/>2 819 </text:p>
          </table:table-cell>
          <table:table-cell table:style-name="ce12" office:value-type="float" office:value="4873.5801602626" calcext:value-type="float">
            <text:p><text:s text:c="2"/>4 874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Solteiro(a)</text:p>
          </table:table-cell>
          <table:table-cell table:style-name="ce12" office:value-type="float" office:value="53478.9585374321" calcext:value-type="float">
            <text:p><text:s text:c="2"/>53 479 </text:p>
          </table:table-cell>
          <table:table-cell table:style-name="ce12" office:value-type="float" office:value="3907.45472872455" calcext:value-type="float">
            <text:p><text:s text:c="2"/>3 907 </text:p>
          </table:table-cell>
          <table:table-cell table:style-name="ce12" office:value-type="float" office:value="49571.5038087076" calcext:value-type="float">
            <text:p><text:s text:c="2"/>49 572 </text:p>
          </table:table-cell>
          <table:table-cell table:style-name="ce12" office:value-type="float" office:value="26783.1388639456" calcext:value-type="float">
            <text:p><text:s text:c="2"/>26 783 </text:p>
          </table:table-cell>
          <table:table-cell table:style-name="ce12" office:value-type="float" office:value="1708.61137606542" calcext:value-type="float">
            <text:p><text:s text:c="2"/>1 709 </text:p>
          </table:table-cell>
          <table:table-cell table:style-name="ce12" office:value-type="float" office:value="25074.5274878802" calcext:value-type="float">
            <text:p><text:s text:c="2"/>25 075 </text:p>
          </table:table-cell>
          <table:table-cell table:style-name="ce12" office:value-type="float" office:value="26695.8196734865" calcext:value-type="float">
            <text:p><text:s text:c="2"/>26 696 </text:p>
          </table:table-cell>
          <table:table-cell table:style-name="ce12" office:value-type="float" office:value="2198.84335265913" calcext:value-type="float">
            <text:p><text:s text:c="2"/>2 199 </text:p>
          </table:table-cell>
          <table:table-cell table:style-name="ce12" office:value-type="float" office:value="24496.9763208274" calcext:value-type="float">
            <text:p><text:s text:c="2"/>24 497 </text:p>
          </table:table-cell>
          <table:table-cell table:style-name="ce12" office:value-type="float" office:value="32248.7584008149" calcext:value-type="float">
            <text:p><text:s text:c="2"/>32 249 </text:p>
          </table:table-cell>
          <table:table-cell table:style-name="ce12" office:value-type="float" office:value="994.274580598376" calcext:value-type="float">
            <text:p><text:s text:c="3"/>994 </text:p>
          </table:table-cell>
          <table:table-cell table:style-name="ce12" office:value-type="float" office:value="31254.4838202165" calcext:value-type="float">
            <text:p><text:s text:c="2"/>31 254 </text:p>
          </table:table-cell>
          <table:table-cell table:style-name="ce12" office:value-type="float" office:value="17381.110590403" calcext:value-type="float">
            <text:p><text:s text:c="2"/>17 381 </text:p>
          </table:table-cell>
          <table:table-cell table:style-name="ce12" office:value-type="float" office:value="1844.22192044218" calcext:value-type="float">
            <text:p><text:s text:c="2"/>1 844 </text:p>
          </table:table-cell>
          <table:table-cell table:style-name="ce12" office:value-type="float" office:value="15536.8886699608" calcext:value-type="float">
            <text:p><text:s text:c="2"/>15 537 </text:p>
          </table:table-cell>
          <table:table-cell table:style-name="ce12" office:value-type="float" office:value="3849.08954621432" calcext:value-type="float">
            <text:p><text:s text:c="2"/>3 849 </text:p>
          </table:table-cell>
          <table:table-cell table:style-name="ce12" office:value-type="float" office:value="1068.958227684" calcext:value-type="float">
            <text:p><text:s text:c="2"/>1 069 </text:p>
          </table:table-cell>
          <table:table-cell table:style-name="ce12" office:value-type="float" office:value="2780.13131853032" calcext:value-type="float">
            <text:p><text:s text:c="2"/>2 780 </text:p>
          </table:table-cell>
          <table:table-cell table:number-columns-repeated="238"/>
        </table:table-row>
        <table:table-row table:style-name="ro1">
          <table:table-cell table:number-columns-repeated="257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16" table:number-columns-repeated="18"/>
          <table:table-cell table:number-columns-repeated="238"/>
        </table:table-row>
        <table:table-row table:style-name="ro1" table:number-rows-repeated="104854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19 (CV)" table:style-name="ta2">
        <office:forms form:automatic-focus="false" form:apply-design-mode="false"/>
        <table:table-column table:style-name="co1" table:default-cell-style-name="ce6"/>
        <table:table-column table:style-name="co2" table:number-columns-repeated="18" table:default-cell-style-name="ce6"/>
        <table:table-column table:style-name="co3" table:number-columns-repeated="238" table:default-cell-style-name="ce24"/>
        <table:table-row table:style-name="ro1">
          <table:table-cell table:style-name="ce1" office:value-type="string" calcext:value-type="string" table:number-columns-spanned="19" table:number-rows-spanned="2">
            <text:p>Tabela 1.11 - Coeficientes de variação do total de pessoas de 15 anos ou mais de idade, por condição de deficiência e sexo, segundo estado conjugal e estado civil - Brasil - 2019</text:p>
          </table:table-cell>
          <table:covered-table-cell table:number-columns-repeated="18" table:style-name="ce1"/>
          <table:table-cell table:number-columns-repeated="238"/>
        </table:table-row>
        <table:table-row table:style-name="ro1">
          <table:covered-table-cell table:number-columns-repeated="19" table:style-name="ce1"/>
          <table:table-cell table:number-columns-repeated="238"/>
        </table:table-row>
        <table:table-row table:style-name="ro1">
          <table:table-cell table:style-name="ce2" office:value-type="string" calcext:value-type="string" table:number-columns-spanned="1" table:number-rows-spanned="5">
            <text:p>Estado conjugal e estado civil</text:p>
          </table:table-cell>
          <table:table-cell table:style-name="ce8" office:value-type="string" calcext:value-type="string" table:number-columns-spanned="18" table:number-rows-spanned="1">
            <text:p>Total de pessoas de 15 anos ou mais de idade (1 000 pessoas)</text:p>
          </table:table-cell>
          <table:covered-table-cell table:number-columns-repeated="17" table:style-name="ce8"/>
          <table:table-cell table:number-columns-repeated="238"/>
        </table:table-row>
        <table:table-row table:style-name="ro1">
          <table:covered-table-cell table:style-name="ce2"/>
          <table:table-cell table:style-name="ce9" office:value-type="string" calcext:value-type="string" table:number-columns-spanned="3" table:number-rows-spanned="2">
            <text:p>Total</text:p>
          </table:table-cell>
          <table:covered-table-cell table:style-name="ce17"/>
          <table:covered-table-cell table:style-name="ce19"/>
          <table:table-cell table:style-name="ce9" office:value-type="string" calcext:value-type="string" table:number-columns-spanned="6" table:number-rows-spanned="1">
            <text:p>Sexo</text:p>
          </table:table-cell>
          <table:covered-table-cell table:number-columns-repeated="4" table:style-name="ce21"/>
          <table:covered-table-cell table:style-name="ce22"/>
          <table:table-cell table:style-name="ce23" office:value-type="string" calcext:value-type="string" table:number-columns-spanned="9" table:number-rows-spanned="1">
            <text:p>Grupos de idade</text:p>
          </table:table-cell>
          <table:covered-table-cell table:number-columns-repeated="8" table:style-name="ce21"/>
          <table:table-cell table:number-columns-repeated="238"/>
        </table:table-row>
        <table:table-row table:style-name="ro1">
          <table:covered-table-cell table:style-name="ce2"/>
          <table:covered-table-cell table:style-name="ce10"/>
          <table:covered-table-cell table:style-name="ce18"/>
          <table:covered-table-cell table:style-name="ce20"/>
          <table:table-cell table:style-name="ce9" office:value-type="string" calcext:value-type="string" table:number-columns-spanned="3" table:number-rows-spanned="1">
            <text:p>Homem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Mulher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15 a 29 anos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30 a 59 anos</text:p>
          </table:table-cell>
          <table:covered-table-cell table:number-columns-repeated="2" table:style-name="ce9"/>
          <table:table-cell table:style-name="ce23" office:value-type="string" calcext:value-type="string" table:number-columns-spanned="3" table:number-rows-spanned="1">
            <text:p>60 anos ou mais</text:p>
          </table:table-cell>
          <table:covered-table-cell table:number-columns-repeated="2" table:style-name="ce23"/>
          <table:table-cell table:number-columns-repeated="238"/>
        </table:table-row>
        <table:table-row table:style-name="ro1">
          <table:covered-table-cell table:style-name="ce2"/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23" office:value-type="string" calcext:value-type="string" table:number-columns-spanned="1" table:number-rows-spanned="2">
            <text:p>Sem deficiência</text:p>
          </table:table-cell>
          <table:table-cell table:number-columns-repeated="238"/>
        </table:table-row>
        <table:table-row table:style-name="ro1">
          <table:covered-table-cell table:style-name="ce2"/>
          <table:covered-table-cell table:number-columns-repeated="17" table:style-name="ce9"/>
          <table:covered-table-cell table:style-name="ce23"/>
          <table:table-cell table:number-columns-repeated="23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25" office:value-type="float" office:value="0.190091270988343" calcext:value-type="float">
            <text:p><text:s text:c="3"/>0,2 </text:p>
          </table:table-cell>
          <table:table-cell table:style-name="ce25" office:value-type="float" office:value="1.36156596027761" calcext:value-type="float">
            <text:p><text:s text:c="3"/>1,4 </text:p>
          </table:table-cell>
          <table:table-cell table:style-name="ce25" office:value-type="float" office:value="0.219024593292375" calcext:value-type="float">
            <text:p><text:s text:c="3"/>0,2 </text:p>
          </table:table-cell>
          <table:table-cell table:style-name="ce25" office:value-type="float" office:value="0.314950924019959" calcext:value-type="float">
            <text:p><text:s text:c="3"/>0,3 </text:p>
          </table:table-cell>
          <table:table-cell table:style-name="ce25" office:value-type="float" office:value="1.84303169829388" calcext:value-type="float">
            <text:p><text:s text:c="3"/>1,8 </text:p>
          </table:table-cell>
          <table:table-cell table:style-name="ce25" office:value-type="float" office:value="0.344781477699022" calcext:value-type="float">
            <text:p><text:s text:c="3"/>0,3 </text:p>
          </table:table-cell>
          <table:table-cell table:style-name="ce25" office:value-type="float" office:value="0.289397519372612" calcext:value-type="float">
            <text:p><text:s text:c="3"/>0,3 </text:p>
          </table:table-cell>
          <table:table-cell table:style-name="ce25" office:value-type="float" office:value="1.56276613180172" calcext:value-type="float">
            <text:p><text:s text:c="3"/>1,6 </text:p>
          </table:table-cell>
          <table:table-cell table:style-name="ce25" office:value-type="float" office:value="0.319813443437743" calcext:value-type="float">
            <text:p><text:s text:c="3"/>0,3 </text:p>
          </table:table-cell>
          <table:table-cell table:style-name="ce25" office:value-type="float" office:value="0.681265708664658" calcext:value-type="float">
            <text:p><text:s text:c="3"/>0,7 </text:p>
          </table:table-cell>
          <table:table-cell table:style-name="ce25" office:value-type="float" office:value="3.96715689011217" calcext:value-type="float">
            <text:p><text:s text:c="3"/>4,0 </text:p>
          </table:table-cell>
          <table:table-cell table:style-name="ce25" office:value-type="float" office:value="0.685667566219767" calcext:value-type="float">
            <text:p><text:s text:c="3"/>0,7 </text:p>
          </table:table-cell>
          <table:table-cell table:style-name="ce25" office:value-type="float" office:value="0.3709310629743" calcext:value-type="float">
            <text:p><text:s text:c="3"/>0,4 </text:p>
          </table:table-cell>
          <table:table-cell table:style-name="ce25" office:value-type="float" office:value="1.90927628731257" calcext:value-type="float">
            <text:p><text:s text:c="3"/>1,9 </text:p>
          </table:table-cell>
          <table:table-cell table:style-name="ce25" office:value-type="float" office:value="0.411534322545892" calcext:value-type="float">
            <text:p><text:s text:c="3"/>0,4 </text:p>
          </table:table-cell>
          <table:table-cell table:style-name="ce25" office:value-type="float" office:value="1.1967224148145" calcext:value-type="float">
            <text:p><text:s text:c="3"/>1,2 </text:p>
          </table:table-cell>
          <table:table-cell table:style-name="ce25" office:value-type="float" office:value="1.86009060288272" calcext:value-type="float">
            <text:p><text:s text:c="3"/>1,9 </text:p>
          </table:table-cell>
          <table:table-cell table:style-name="ce25" office:value-type="float" office:value="1.32025676750185" calcext:value-type="float">
            <text:p><text:s text:c="3"/>1,3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Casado(a)</text:p>
          </table:table-cell>
          <table:table-cell table:style-name="ce26" office:value-type="float" office:value="0.607636739796654" calcext:value-type="float">
            <text:p><text:s text:c="3"/>0,6 </text:p>
          </table:table-cell>
          <table:table-cell table:style-name="ce26" office:value-type="float" office:value="1.94387173660476" calcext:value-type="float">
            <text:p><text:s text:c="3"/>1,9 </text:p>
          </table:table-cell>
          <table:table-cell table:style-name="ce26" office:value-type="float" office:value="0.676769130851492" calcext:value-type="float">
            <text:p><text:s text:c="3"/>0,7 </text:p>
          </table:table-cell>
          <table:table-cell table:style-name="ce26" office:value-type="float" office:value="0.638360513148746" calcext:value-type="float">
            <text:p><text:s text:c="3"/>0,6 </text:p>
          </table:table-cell>
          <table:table-cell table:style-name="ce26" office:value-type="float" office:value="2.5333931263965" calcext:value-type="float">
            <text:p><text:s text:c="3"/>2,5 </text:p>
          </table:table-cell>
          <table:table-cell table:style-name="ce26" office:value-type="float" office:value="0.714746731915079" calcext:value-type="float">
            <text:p><text:s text:c="3"/>0,7 </text:p>
          </table:table-cell>
          <table:table-cell table:style-name="ce26" office:value-type="float" office:value="0.606066787825478" calcext:value-type="float">
            <text:p><text:s text:c="3"/>0,6 </text:p>
          </table:table-cell>
          <table:table-cell table:style-name="ce26" office:value-type="float" office:value="2.48516350128437" calcext:value-type="float">
            <text:p><text:s text:c="3"/>2,5 </text:p>
          </table:table-cell>
          <table:table-cell table:style-name="ce26" office:value-type="float" office:value="0.702003468617696" calcext:value-type="float">
            <text:p><text:s text:c="3"/>0,7 </text:p>
          </table:table-cell>
          <table:table-cell table:style-name="ce26" office:value-type="float" office:value="2.51853222783996" calcext:value-type="float">
            <text:p><text:s text:c="3"/>2,5 </text:p>
          </table:table-cell>
          <table:table-cell table:style-name="ce26" office:value-type="float" office:value="13.2626305039008" calcext:value-type="float">
            <text:p><text:s text:c="3"/>13,3 </text:p>
          </table:table-cell>
          <table:table-cell table:style-name="ce26" office:value-type="float" office:value="2.5164083716994" calcext:value-type="float">
            <text:p><text:s text:c="3"/>2,5 </text:p>
          </table:table-cell>
          <table:table-cell table:style-name="ce26" office:value-type="float" office:value="0.889150900577726" calcext:value-type="float">
            <text:p><text:s text:c="3"/>0,9 </text:p>
          </table:table-cell>
          <table:table-cell table:style-name="ce26" office:value-type="float" office:value="2.8236287815859" calcext:value-type="float">
            <text:p><text:s text:c="3"/>2,8 </text:p>
          </table:table-cell>
          <table:table-cell table:style-name="ce26" office:value-type="float" office:value="0.931751098956931" calcext:value-type="float">
            <text:p><text:s text:c="3"/>0,9 </text:p>
          </table:table-cell>
          <table:table-cell table:style-name="ce26" office:value-type="float" office:value="1.61773183648066" calcext:value-type="float">
            <text:p><text:s text:c="3"/>1,6 </text:p>
          </table:table-cell>
          <table:table-cell table:style-name="ce26" office:value-type="float" office:value="2.72069914007749" calcext:value-type="float">
            <text:p><text:s text:c="3"/>2,7 </text:p>
          </table:table-cell>
          <table:table-cell table:style-name="ce26" office:value-type="float" office:value="1.76323405217073" calcext:value-type="float">
            <text:p><text:s text:c="3"/>1,8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Divorciado(a) ou desquitado(a) ou separado(a) judicialmente</text:p>
          </table:table-cell>
          <table:table-cell table:style-name="ce26" office:value-type="float" office:value="1.57341325259741" calcext:value-type="float">
            <text:p><text:s text:c="3"/>1,6 </text:p>
          </table:table-cell>
          <table:table-cell table:style-name="ce26" office:value-type="float" office:value="4.03911603245117" calcext:value-type="float">
            <text:p><text:s text:c="3"/>4,0 </text:p>
          </table:table-cell>
          <table:table-cell table:style-name="ce26" office:value-type="float" office:value="1.68804312613943" calcext:value-type="float">
            <text:p><text:s text:c="3"/>1,7 </text:p>
          </table:table-cell>
          <table:table-cell table:style-name="ce26" office:value-type="float" office:value="2.32849413695479" calcext:value-type="float">
            <text:p><text:s text:c="3"/>2,3 </text:p>
          </table:table-cell>
          <table:table-cell table:style-name="ce26" office:value-type="float" office:value="6.76037248902523" calcext:value-type="float">
            <text:p><text:s text:c="3"/>6,8 </text:p>
          </table:table-cell>
          <table:table-cell table:style-name="ce26" office:value-type="float" office:value="2.47013708348254" calcext:value-type="float">
            <text:p><text:s text:c="3"/>2,5 </text:p>
          </table:table-cell>
          <table:table-cell table:style-name="ce26" office:value-type="float" office:value="1.81259712062828" calcext:value-type="float">
            <text:p><text:s text:c="3"/>1,8 </text:p>
          </table:table-cell>
          <table:table-cell table:style-name="ce26" office:value-type="float" office:value="4.95391928693702" calcext:value-type="float">
            <text:p><text:s text:c="3"/>5,0 </text:p>
          </table:table-cell>
          <table:table-cell table:style-name="ce26" office:value-type="float" office:value="1.93182382858086" calcext:value-type="float">
            <text:p><text:s text:c="3"/>1,9 </text:p>
          </table:table-cell>
          <table:table-cell table:style-name="ce26" office:value-type="float" office:value="7.14522225446285" calcext:value-type="float">
            <text:p><text:s text:c="3"/>7,1 </text:p>
          </table:table-cell>
          <table:table-cell table:style-name="ce26" office:value-type="float" office:value="41.261529765048" calcext:value-type="float">
            <text:p><text:s text:c="3"/>41,3 </text:p>
          </table:table-cell>
          <table:table-cell table:style-name="ce26" office:value-type="float" office:value="7.24760181738065" calcext:value-type="float">
            <text:p><text:s text:c="3"/>7,2 </text:p>
          </table:table-cell>
          <table:table-cell table:style-name="ce26" office:value-type="float" office:value="1.89154857007327" calcext:value-type="float">
            <text:p><text:s text:c="3"/>1,9 </text:p>
          </table:table-cell>
          <table:table-cell table:style-name="ce26" office:value-type="float" office:value="5.51074982498841" calcext:value-type="float">
            <text:p><text:s text:c="3"/>5,5 </text:p>
          </table:table-cell>
          <table:table-cell table:style-name="ce26" office:value-type="float" office:value="2.02490587020807" calcext:value-type="float">
            <text:p><text:s text:c="3"/>2,0 </text:p>
          </table:table-cell>
          <table:table-cell table:style-name="ce26" office:value-type="float" office:value="2.70453250861796" calcext:value-type="float">
            <text:p><text:s text:c="3"/>2,7 </text:p>
          </table:table-cell>
          <table:table-cell table:style-name="ce26" office:value-type="float" office:value="5.60047032073502" calcext:value-type="float">
            <text:p><text:s text:c="3"/>5,6 </text:p>
          </table:table-cell>
          <table:table-cell table:style-name="ce26" office:value-type="float" office:value="3.14169728884571" calcext:value-type="float">
            <text:p><text:s text:c="3"/>3,1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Viúvo(a)</text:p>
          </table:table-cell>
          <table:table-cell table:style-name="ce26" office:value-type="float" office:value="1.64044560046148" calcext:value-type="float">
            <text:p><text:s text:c="3"/>1,6 </text:p>
          </table:table-cell>
          <table:table-cell table:style-name="ce26" office:value-type="float" office:value="2.85772108286813" calcext:value-type="float">
            <text:p><text:s text:c="3"/>2,9 </text:p>
          </table:table-cell>
          <table:table-cell table:style-name="ce26" office:value-type="float" office:value="1.78256147238744" calcext:value-type="float">
            <text:p><text:s text:c="3"/>1,8 </text:p>
          </table:table-cell>
          <table:table-cell table:style-name="ce26" office:value-type="float" office:value="3.25151931006375" calcext:value-type="float">
            <text:p><text:s text:c="3"/>3,3 </text:p>
          </table:table-cell>
          <table:table-cell table:style-name="ce26" office:value-type="float" office:value="6.19275276653061" calcext:value-type="float">
            <text:p><text:s text:c="3"/>6,2 </text:p>
          </table:table-cell>
          <table:table-cell table:style-name="ce26" office:value-type="float" office:value="3.74585686177829" calcext:value-type="float">
            <text:p><text:s text:c="3"/>3,7 </text:p>
          </table:table-cell>
          <table:table-cell table:style-name="ce26" office:value-type="float" office:value="1.77469937224757" calcext:value-type="float">
            <text:p><text:s text:c="3"/>1,8 </text:p>
          </table:table-cell>
          <table:table-cell table:style-name="ce26" office:value-type="float" office:value="3.09627845225309" calcext:value-type="float">
            <text:p><text:s text:c="3"/>3,1 </text:p>
          </table:table-cell>
          <table:table-cell table:style-name="ce26" office:value-type="float" office:value="1.93757636886404" calcext:value-type="float">
            <text:p><text:s text:c="3"/>1,9 </text:p>
          </table:table-cell>
          <table:table-cell table:style-name="ce26" office:value-type="float" office:value="24.9005641699433" calcext:value-type="float">
            <text:p><text:s text:c="3"/>24,9 </text:p>
          </table:table-cell>
          <table:table-cell table:style-name="ce26" office:value-type="float" office:value="59.2960867191831" calcext:value-type="float">
            <text:p><text:s text:c="3"/>59,3 </text:p>
          </table:table-cell>
          <table:table-cell table:style-name="ce26" office:value-type="float" office:value="26.2898940506251" calcext:value-type="float">
            <text:p><text:s text:c="3"/>26,3 </text:p>
          </table:table-cell>
          <table:table-cell table:style-name="ce26" office:value-type="float" office:value="3.08988786415875" calcext:value-type="float">
            <text:p><text:s text:c="3"/>3,1 </text:p>
          </table:table-cell>
          <table:table-cell table:style-name="ce26" office:value-type="float" office:value="8.26464122151083" calcext:value-type="float">
            <text:p><text:s text:c="3"/>8,3 </text:p>
          </table:table-cell>
          <table:table-cell table:style-name="ce26" office:value-type="float" office:value="3.26334318795235" calcext:value-type="float">
            <text:p><text:s text:c="3"/>3,3 </text:p>
          </table:table-cell>
          <table:table-cell table:style-name="ce26" office:value-type="float" office:value="1.82338993033998" calcext:value-type="float">
            <text:p><text:s text:c="3"/>1,8 </text:p>
          </table:table-cell>
          <table:table-cell table:style-name="ce26" office:value-type="float" office:value="2.95629129478454" calcext:value-type="float">
            <text:p><text:s text:c="3"/>3,0 </text:p>
          </table:table-cell>
          <table:table-cell table:style-name="ce26" office:value-type="float" office:value="2.0787239038773" calcext:value-type="float">
            <text:p><text:s text:c="3"/>2,1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Solteiro(a)</text:p>
          </table:table-cell>
          <table:table-cell table:style-name="ce26" office:value-type="float" office:value="0.495427039376006" calcext:value-type="float">
            <text:p><text:s text:c="3"/>0,5 </text:p>
          </table:table-cell>
          <table:table-cell table:style-name="ce26" office:value-type="float" office:value="1.95799371205035" calcext:value-type="float">
            <text:p><text:s text:c="3"/>2,0 </text:p>
          </table:table-cell>
          <table:table-cell table:style-name="ce26" office:value-type="float" office:value="0.501339256598472" calcext:value-type="float">
            <text:p><text:s text:c="3"/>0,5 </text:p>
          </table:table-cell>
          <table:table-cell table:style-name="ce26" office:value-type="float" office:value="0.678549122867051" calcext:value-type="float">
            <text:p><text:s text:c="3"/>0,7 </text:p>
          </table:table-cell>
          <table:table-cell table:style-name="ce26" office:value-type="float" office:value="2.81783349430226" calcext:value-type="float">
            <text:p><text:s text:c="3"/>2,8 </text:p>
          </table:table-cell>
          <table:table-cell table:style-name="ce26" office:value-type="float" office:value="0.698287963273055" calcext:value-type="float">
            <text:p><text:s text:c="3"/>0,7 </text:p>
          </table:table-cell>
          <table:table-cell table:style-name="ce26" office:value-type="float" office:value="0.626637828590712" calcext:value-type="float">
            <text:p><text:s text:c="3"/>0,6 </text:p>
          </table:table-cell>
          <table:table-cell table:style-name="ce26" office:value-type="float" office:value="2.46251758471233" calcext:value-type="float">
            <text:p><text:s text:c="3"/>2,5 </text:p>
          </table:table-cell>
          <table:table-cell table:style-name="ce26" office:value-type="float" office:value="0.639401458110843" calcext:value-type="float">
            <text:p><text:s text:c="3"/>0,6 </text:p>
          </table:table-cell>
          <table:table-cell table:style-name="ce26" office:value-type="float" office:value="0.687920792837244" calcext:value-type="float">
            <text:p><text:s text:c="3"/>0,7 </text:p>
          </table:table-cell>
          <table:table-cell table:style-name="ce26" office:value-type="float" office:value="4.09447045444486" calcext:value-type="float">
            <text:p><text:s text:c="3"/>4,1 </text:p>
          </table:table-cell>
          <table:table-cell table:style-name="ce26" office:value-type="float" office:value="0.692147742596769" calcext:value-type="float">
            <text:p><text:s text:c="3"/>0,7 </text:p>
          </table:table-cell>
          <table:table-cell table:style-name="ce26" office:value-type="float" office:value="0.827301876102349" calcext:value-type="float">
            <text:p><text:s text:c="3"/>0,8 </text:p>
          </table:table-cell>
          <table:table-cell table:style-name="ce26" office:value-type="float" office:value="2.62352846125302" calcext:value-type="float">
            <text:p><text:s text:c="3"/>2,6 </text:p>
          </table:table-cell>
          <table:table-cell table:style-name="ce26" office:value-type="float" office:value="0.859854314145341" calcext:value-type="float">
            <text:p><text:s text:c="3"/>0,9 </text:p>
          </table:table-cell>
          <table:table-cell table:style-name="ce26" office:value-type="float" office:value="2.07874236365105" calcext:value-type="float">
            <text:p><text:s text:c="3"/>2,1 </text:p>
          </table:table-cell>
          <table:table-cell table:style-name="ce26" office:value-type="float" office:value="3.75954964249673" calcext:value-type="float">
            <text:p><text:s text:c="3"/>3,8 </text:p>
          </table:table-cell>
          <table:table-cell table:style-name="ce26" office:value-type="float" office:value="2.33013685236859" calcext:value-type="float">
            <text:p><text:s text:c="3"/>2,3 </text:p>
          </table:table-cell>
          <table:table-cell table:number-columns-repeated="238"/>
        </table:table-row>
        <table:table-row table:style-name="ro1">
          <table:table-cell table:style-name="ce5" office:value-type="string" calcext:value-type="string" table:number-columns-spanned="19" table:number-rows-spanned="1">
            <text:p>Viviam em união</text:p>
          </table:table-cell>
          <table:covered-table-cell table:number-columns-repeated="18" table:style-name="ce13"/>
          <table:table-cell table:number-columns-repeated="23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25" office:value-type="float" office:value="0.388640956933762" calcext:value-type="float">
            <text:p><text:s text:c="3"/>0,4 </text:p>
          </table:table-cell>
          <table:table-cell table:style-name="ce25" office:value-type="float" office:value="1.79775055342678" calcext:value-type="float">
            <text:p><text:s text:c="3"/>1,8 </text:p>
          </table:table-cell>
          <table:table-cell table:style-name="ce25" office:value-type="float" office:value="0.445838511154164" calcext:value-type="float">
            <text:p><text:s text:c="3"/>0,4 </text:p>
          </table:table-cell>
          <table:table-cell table:style-name="ce25" office:value-type="float" office:value="0.394477907965995" calcext:value-type="float">
            <text:p><text:s text:c="3"/>0,4 </text:p>
          </table:table-cell>
          <table:table-cell table:style-name="ce25" office:value-type="float" office:value="2.29661251964251" calcext:value-type="float">
            <text:p><text:s text:c="3"/>2,3 </text:p>
          </table:table-cell>
          <table:table-cell table:style-name="ce25" office:value-type="float" office:value="0.463138222639938" calcext:value-type="float">
            <text:p><text:s text:c="3"/>0,5 </text:p>
          </table:table-cell>
          <table:table-cell table:style-name="ce25" office:value-type="float" office:value="0.391081519055086" calcext:value-type="float">
            <text:p><text:s text:c="3"/>0,4 </text:p>
          </table:table-cell>
          <table:table-cell table:style-name="ce25" office:value-type="float" office:value="2.19712206664726" calcext:value-type="float">
            <text:p><text:s text:c="3"/>2,2 </text:p>
          </table:table-cell>
          <table:table-cell table:style-name="ce25" office:value-type="float" office:value="0.468804966062413" calcext:value-type="float">
            <text:p><text:s text:c="3"/>0,5 </text:p>
          </table:table-cell>
          <table:table-cell table:style-name="ce25" office:value-type="float" office:value="1.545789572362" calcext:value-type="float">
            <text:p><text:s text:c="3"/>1,5 </text:p>
          </table:table-cell>
          <table:table-cell table:style-name="ce25" office:value-type="float" office:value="7.73793858807267" calcext:value-type="float">
            <text:p><text:s text:c="3"/>7,7 </text:p>
          </table:table-cell>
          <table:table-cell table:style-name="ce25" office:value-type="float" office:value="1.55100919341746" calcext:value-type="float">
            <text:p><text:s text:c="3"/>1,6 </text:p>
          </table:table-cell>
          <table:table-cell table:style-name="ce25" office:value-type="float" office:value="0.655650684375831" calcext:value-type="float">
            <text:p><text:s text:c="3"/>0,7 </text:p>
          </table:table-cell>
          <table:table-cell table:style-name="ce25" office:value-type="float" office:value="2.47753270555554" calcext:value-type="float">
            <text:p><text:s text:c="3"/>2,5 </text:p>
          </table:table-cell>
          <table:table-cell table:style-name="ce25" office:value-type="float" office:value="0.689574628882809" calcext:value-type="float">
            <text:p><text:s text:c="3"/>0,7 </text:p>
          </table:table-cell>
          <table:table-cell table:style-name="ce25" office:value-type="float" office:value="1.50211555648278" calcext:value-type="float">
            <text:p><text:s text:c="3"/>1,5 </text:p>
          </table:table-cell>
          <table:table-cell table:style-name="ce25" office:value-type="float" office:value="2.65414721708468" calcext:value-type="float">
            <text:p><text:s text:c="3"/>2,7 </text:p>
          </table:table-cell>
          <table:table-cell table:style-name="ce25" office:value-type="float" office:value="1.63819395775082" calcext:value-type="float">
            <text:p><text:s text:c="3"/>1,6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Casado(a)</text:p>
          </table:table-cell>
          <table:table-cell table:style-name="ce26" office:value-type="float" office:value="0.645733854525138" calcext:value-type="float">
            <text:p><text:s text:c="3"/>0,6 </text:p>
          </table:table-cell>
          <table:table-cell table:style-name="ce26" office:value-type="float" office:value="2.04281977035933" calcext:value-type="float">
            <text:p><text:s text:c="3"/>2,0 </text:p>
          </table:table-cell>
          <table:table-cell table:style-name="ce26" office:value-type="float" office:value="0.712866340077854" calcext:value-type="float">
            <text:p><text:s text:c="3"/>0,7 </text:p>
          </table:table-cell>
          <table:table-cell table:style-name="ce26" office:value-type="float" office:value="0.651666721439862" calcext:value-type="float">
            <text:p><text:s text:c="3"/>0,7 </text:p>
          </table:table-cell>
          <table:table-cell table:style-name="ce26" office:value-type="float" office:value="2.61799999541892" calcext:value-type="float">
            <text:p><text:s text:c="3"/>2,6 </text:p>
          </table:table-cell>
          <table:table-cell table:style-name="ce26" office:value-type="float" office:value="0.729844413706596" calcext:value-type="float">
            <text:p><text:s text:c="3"/>0,7 </text:p>
          </table:table-cell>
          <table:table-cell table:style-name="ce26" office:value-type="float" office:value="0.646653206275675" calcext:value-type="float">
            <text:p><text:s text:c="3"/>0,6 </text:p>
          </table:table-cell>
          <table:table-cell table:style-name="ce26" office:value-type="float" office:value="2.64743830283995" calcext:value-type="float">
            <text:p><text:s text:c="3"/>2,6 </text:p>
          </table:table-cell>
          <table:table-cell table:style-name="ce26" office:value-type="float" office:value="0.739979627624019" calcext:value-type="float">
            <text:p><text:s text:c="3"/>0,7 </text:p>
          </table:table-cell>
          <table:table-cell table:style-name="ce26" office:value-type="float" office:value="2.57407092327698" calcext:value-type="float">
            <text:p><text:s text:c="3"/>2,6 </text:p>
          </table:table-cell>
          <table:table-cell table:style-name="ce26" office:value-type="float" office:value="13.9870733757476" calcext:value-type="float">
            <text:p><text:s text:c="3"/>14,0 </text:p>
          </table:table-cell>
          <table:table-cell table:style-name="ce26" office:value-type="float" office:value="2.57387029339202" calcext:value-type="float">
            <text:p><text:s text:c="3"/>2,6 </text:p>
          </table:table-cell>
          <table:table-cell table:style-name="ce26" office:value-type="float" office:value="0.937301134694083" calcext:value-type="float">
            <text:p><text:s text:c="3"/>0,9 </text:p>
          </table:table-cell>
          <table:table-cell table:style-name="ce26" office:value-type="float" office:value="2.97481136361944" calcext:value-type="float">
            <text:p><text:s text:c="3"/>3,0 </text:p>
          </table:table-cell>
          <table:table-cell table:style-name="ce26" office:value-type="float" office:value="0.974578431573628" calcext:value-type="float">
            <text:p><text:s text:c="3"/>1,0 </text:p>
          </table:table-cell>
          <table:table-cell table:style-name="ce26" office:value-type="float" office:value="1.67029662376153" calcext:value-type="float">
            <text:p><text:s text:c="3"/>1,7 </text:p>
          </table:table-cell>
          <table:table-cell table:style-name="ce26" office:value-type="float" office:value="2.87642440657815" calcext:value-type="float">
            <text:p><text:s text:c="3"/>2,9 </text:p>
          </table:table-cell>
          <table:table-cell table:style-name="ce26" office:value-type="float" office:value="1.82040932182529" calcext:value-type="float">
            <text:p><text:s text:c="3"/>1,8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Divorciado(a) ou desquitado(a) ou separado(a) judicialmente</text:p>
          </table:table-cell>
          <table:table-cell table:style-name="ce26" office:value-type="float" office:value="3.50346523843923" calcext:value-type="float">
            <text:p><text:s text:c="3"/>3,5 </text:p>
          </table:table-cell>
          <table:table-cell table:style-name="ce26" office:value-type="float" office:value="8.36107864236238" calcext:value-type="float">
            <text:p><text:s text:c="3"/>8,4 </text:p>
          </table:table-cell>
          <table:table-cell table:style-name="ce26" office:value-type="float" office:value="3.66932403704826" calcext:value-type="float">
            <text:p><text:s text:c="3"/>3,7 </text:p>
          </table:table-cell>
          <table:table-cell table:style-name="ce26" office:value-type="float" office:value="3.77246894087443" calcext:value-type="float">
            <text:p><text:s text:c="3"/>3,8 </text:p>
          </table:table-cell>
          <table:table-cell table:style-name="ce26" office:value-type="float" office:value="10.9784181800611" calcext:value-type="float">
            <text:p><text:s text:c="3"/>11,0 </text:p>
          </table:table-cell>
          <table:table-cell table:style-name="ce26" office:value-type="float" office:value="3.94535492542868" calcext:value-type="float">
            <text:p><text:s text:c="3"/>3,9 </text:p>
          </table:table-cell>
          <table:table-cell table:style-name="ce26" office:value-type="float" office:value="4.37347071989661" calcext:value-type="float">
            <text:p><text:s text:c="3"/>4,4 </text:p>
          </table:table-cell>
          <table:table-cell table:style-name="ce26" office:value-type="float" office:value="11.4636651820605" calcext:value-type="float">
            <text:p><text:s text:c="3"/>11,5 </text:p>
          </table:table-cell>
          <table:table-cell table:style-name="ce26" office:value-type="float" office:value="4.63739250968963" calcext:value-type="float">
            <text:p><text:s text:c="3"/>4,6 </text:p>
          </table:table-cell>
          <table:table-cell table:style-name="ce26" office:value-type="float" office:value="14.2486917097065" calcext:value-type="float">
            <text:p><text:s text:c="3"/>14,2 </text:p>
          </table:table-cell>
          <table:table-cell table:style-name="ce26" office:value-type="float" office:value="93.5202920862683" calcext:value-type="float">
            <text:p><text:s text:c="3"/>93,5 </text:p>
          </table:table-cell>
          <table:table-cell table:style-name="ce26" office:value-type="float" office:value="14.4297564327239" calcext:value-type="float">
            <text:p><text:s text:c="3"/>14,4 </text:p>
          </table:table-cell>
          <table:table-cell table:style-name="ce26" office:value-type="float" office:value="4.16590214793066" calcext:value-type="float">
            <text:p><text:s text:c="3"/>4,2 </text:p>
          </table:table-cell>
          <table:table-cell table:style-name="ce26" office:value-type="float" office:value="10.2718778944084" calcext:value-type="float">
            <text:p><text:s text:c="3"/>10,3 </text:p>
          </table:table-cell>
          <table:table-cell table:style-name="ce26" office:value-type="float" office:value="4.34477469935115" calcext:value-type="float">
            <text:p><text:s text:c="3"/>4,3 </text:p>
          </table:table-cell>
          <table:table-cell table:style-name="ce26" office:value-type="float" office:value="6.27930397006065" calcext:value-type="float">
            <text:p><text:s text:c="3"/>6,3 </text:p>
          </table:table-cell>
          <table:table-cell table:style-name="ce26" office:value-type="float" office:value="12.9351747109643" calcext:value-type="float">
            <text:p><text:s text:c="3"/>12,9 </text:p>
          </table:table-cell>
          <table:table-cell table:style-name="ce26" office:value-type="float" office:value="6.90961665669926" calcext:value-type="float">
            <text:p><text:s text:c="3"/>6,9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Viúvo(a)</text:p>
          </table:table-cell>
          <table:table-cell table:style-name="ce26" office:value-type="float" office:value="5.40391543044492" calcext:value-type="float">
            <text:p><text:s text:c="3"/>5,4 </text:p>
          </table:table-cell>
          <table:table-cell table:style-name="ce26" office:value-type="float" office:value="10.6248387627034" calcext:value-type="float">
            <text:p><text:s text:c="3"/>10,6 </text:p>
          </table:table-cell>
          <table:table-cell table:style-name="ce26" office:value-type="float" office:value="5.84855338988655" calcext:value-type="float">
            <text:p><text:s text:c="3"/>5,8 </text:p>
          </table:table-cell>
          <table:table-cell table:style-name="ce26" office:value-type="float" office:value="7.01753928850108" calcext:value-type="float">
            <text:p><text:s text:c="3"/>7,0 </text:p>
          </table:table-cell>
          <table:table-cell table:style-name="ce26" office:value-type="float" office:value="14.9293094027584" calcext:value-type="float">
            <text:p><text:s text:c="3"/>14,9 </text:p>
          </table:table-cell>
          <table:table-cell table:style-name="ce26" office:value-type="float" office:value="7.98355092686524" calcext:value-type="float">
            <text:p><text:s text:c="3"/>8,0 </text:p>
          </table:table-cell>
          <table:table-cell table:style-name="ce26" office:value-type="float" office:value="6.29301341500764" calcext:value-type="float">
            <text:p><text:s text:c="3"/>6,3 </text:p>
          </table:table-cell>
          <table:table-cell table:style-name="ce26" office:value-type="float" office:value="13.3412705588844" calcext:value-type="float">
            <text:p><text:s text:c="3"/>13,3 </text:p>
          </table:table-cell>
          <table:table-cell table:style-name="ce26" office:value-type="float" office:value="6.91861113465445" calcext:value-type="float">
            <text:p><text:s text:c="3"/>6,9 </text:p>
          </table:table-cell>
          <table:table-cell table:style-name="ce26" office:value-type="float" office:value="55.0139232256518" calcext:value-type="float">
            <text:p><text:s text:c="3"/>55,0 </text:p>
          </table:table-cell>
          <table:table-cell table:style-name="ce26" office:value-type="float" office:value="100.143928728492" calcext:value-type="float">
            <text:p><text:s text:c="3"/>100,1 </text:p>
          </table:table-cell>
          <table:table-cell table:style-name="ce26" office:value-type="float" office:value="57.5094384665243" calcext:value-type="float">
            <text:p><text:s text:c="3"/>57,5 </text:p>
          </table:table-cell>
          <table:table-cell table:style-name="ce26" office:value-type="float" office:value="7.43967877618792" calcext:value-type="float">
            <text:p><text:s text:c="3"/>7,4 </text:p>
          </table:table-cell>
          <table:table-cell table:style-name="ce26" office:value-type="float" office:value="19.5236430279473" calcext:value-type="float">
            <text:p><text:s text:c="3"/>19,5 </text:p>
          </table:table-cell>
          <table:table-cell table:style-name="ce26" office:value-type="float" office:value="7.90516574507556" calcext:value-type="float">
            <text:p><text:s text:c="3"/>7,9 </text:p>
          </table:table-cell>
          <table:table-cell table:style-name="ce26" office:value-type="float" office:value="6.87555859200266" calcext:value-type="float">
            <text:p><text:s text:c="3"/>6,9 </text:p>
          </table:table-cell>
          <table:table-cell table:style-name="ce26" office:value-type="float" office:value="12.3029358422366" calcext:value-type="float">
            <text:p><text:s text:c="3"/>12,3 </text:p>
          </table:table-cell>
          <table:table-cell table:style-name="ce26" office:value-type="float" office:value="7.92989057192886" calcext:value-type="float">
            <text:p><text:s text:c="3"/>7,9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Solteiro(a)</text:p>
          </table:table-cell>
          <table:table-cell table:style-name="ce26" office:value-type="float" office:value="1.21421070226834" calcext:value-type="float">
            <text:p><text:s text:c="3"/>1,2 </text:p>
          </table:table-cell>
          <table:table-cell table:style-name="ce26" office:value-type="float" office:value="3.69757214001174" calcext:value-type="float">
            <text:p><text:s text:c="3"/>3,7 </text:p>
          </table:table-cell>
          <table:table-cell table:style-name="ce26" office:value-type="float" office:value="1.23386340020496" calcext:value-type="float">
            <text:p><text:s text:c="3"/>1,2 </text:p>
          </table:table-cell>
          <table:table-cell table:style-name="ce26" office:value-type="float" office:value="1.26163006394212" calcext:value-type="float">
            <text:p><text:s text:c="3"/>1,3 </text:p>
          </table:table-cell>
          <table:table-cell table:style-name="ce26" office:value-type="float" office:value="4.93726422644234" calcext:value-type="float">
            <text:p><text:s text:c="3"/>4,9 </text:p>
          </table:table-cell>
          <table:table-cell table:style-name="ce26" office:value-type="float" office:value="1.29326041068417" calcext:value-type="float">
            <text:p><text:s text:c="3"/>1,3 </text:p>
          </table:table-cell>
          <table:table-cell table:style-name="ce26" office:value-type="float" office:value="1.24355740027437" calcext:value-type="float">
            <text:p><text:s text:c="3"/>1,2 </text:p>
          </table:table-cell>
          <table:table-cell table:style-name="ce26" office:value-type="float" office:value="4.29532538727063" calcext:value-type="float">
            <text:p><text:s text:c="3"/>4,3 </text:p>
          </table:table-cell>
          <table:table-cell table:style-name="ce26" office:value-type="float" office:value="1.2809426328099" calcext:value-type="float">
            <text:p><text:s text:c="3"/>1,3 </text:p>
          </table:table-cell>
          <table:table-cell table:style-name="ce26" office:value-type="float" office:value="1.92465394211356" calcext:value-type="float">
            <text:p><text:s text:c="3"/>1,9 </text:p>
          </table:table-cell>
          <table:table-cell table:style-name="ce26" office:value-type="float" office:value="9.16979986027212" calcext:value-type="float">
            <text:p><text:s text:c="3"/>9,2 </text:p>
          </table:table-cell>
          <table:table-cell table:style-name="ce26" office:value-type="float" office:value="1.93683986260756" calcext:value-type="float">
            <text:p><text:s text:c="3"/>1,9 </text:p>
          </table:table-cell>
          <table:table-cell table:style-name="ce26" office:value-type="float" office:value="1.41577751381937" calcext:value-type="float">
            <text:p><text:s text:c="3"/>1,4 </text:p>
          </table:table-cell>
          <table:table-cell table:style-name="ce26" office:value-type="float" office:value="4.4435860118869" calcext:value-type="float">
            <text:p><text:s text:c="3"/>4,4 </text:p>
          </table:table-cell>
          <table:table-cell table:style-name="ce26" office:value-type="float" office:value="1.44068398047195" calcext:value-type="float">
            <text:p><text:s text:c="3"/>1,4 </text:p>
          </table:table-cell>
          <table:table-cell table:style-name="ce26" office:value-type="float" office:value="3.8465804752701" calcext:value-type="float">
            <text:p><text:s text:c="3"/>3,8 </text:p>
          </table:table-cell>
          <table:table-cell table:style-name="ce26" office:value-type="float" office:value="7.60152970032027" calcext:value-type="float">
            <text:p><text:s text:c="3"/>7,6 </text:p>
          </table:table-cell>
          <table:table-cell table:style-name="ce26" office:value-type="float" office:value="4.09567568657512" calcext:value-type="float">
            <text:p><text:s text:c="3"/>4,1 </text:p>
          </table:table-cell>
          <table:table-cell table:number-columns-repeated="238"/>
        </table:table-row>
        <table:table-row table:style-name="ro1">
          <table:table-cell table:style-name="ce3" office:value-type="string" calcext:value-type="string" table:number-columns-spanned="19" table:number-rows-spanned="1">
            <text:p>Não viviam em união</text:p>
          </table:table-cell>
          <table:covered-table-cell table:number-columns-repeated="18" table:style-name="ce3"/>
          <table:table-cell table:number-columns-repeated="23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25" office:value-type="float" office:value="0.626631694791528" calcext:value-type="float">
            <text:p><text:s text:c="3"/>0,6 </text:p>
          </table:table-cell>
          <table:table-cell table:style-name="ce25" office:value-type="float" office:value="1.75133355490727" calcext:value-type="float">
            <text:p><text:s text:c="3"/>1,8 </text:p>
          </table:table-cell>
          <table:table-cell table:style-name="ce25" office:value-type="float" office:value="0.624055835136968" calcext:value-type="float">
            <text:p><text:s text:c="3"/>0,6 </text:p>
          </table:table-cell>
          <table:table-cell table:style-name="ce25" office:value-type="float" office:value="0.861313451571469" calcext:value-type="float">
            <text:p><text:s text:c="3"/>0,9 </text:p>
          </table:table-cell>
          <table:table-cell table:style-name="ce25" office:value-type="float" office:value="2.75208316286754" calcext:value-type="float">
            <text:p><text:s text:c="3"/>2,8 </text:p>
          </table:table-cell>
          <table:table-cell table:style-name="ce25" office:value-type="float" office:value="0.891793430965416" calcext:value-type="float">
            <text:p><text:s text:c="3"/>0,9 </text:p>
          </table:table-cell>
          <table:table-cell table:style-name="ce25" office:value-type="float" office:value="0.780661375967011" calcext:value-type="float">
            <text:p><text:s text:c="3"/>0,8 </text:p>
          </table:table-cell>
          <table:table-cell table:style-name="ce25" office:value-type="float" office:value="2.05937805424361" calcext:value-type="float">
            <text:p><text:s text:c="3"/>2,1 </text:p>
          </table:table-cell>
          <table:table-cell table:style-name="ce25" office:value-type="float" office:value="0.788855082020533" calcext:value-type="float">
            <text:p><text:s text:c="3"/>0,8 </text:p>
          </table:table-cell>
          <table:table-cell table:style-name="ce25" office:value-type="float" office:value="0.798404594422091" calcext:value-type="float">
            <text:p><text:s text:c="3"/>0,8 </text:p>
          </table:table-cell>
          <table:table-cell table:style-name="ce25" office:value-type="float" office:value="4.47714949262141" calcext:value-type="float">
            <text:p><text:s text:c="3"/>4,5 </text:p>
          </table:table-cell>
          <table:table-cell table:style-name="ce25" office:value-type="float" office:value="0.801608822561513" calcext:value-type="float">
            <text:p><text:s text:c="3"/>0,8 </text:p>
          </table:table-cell>
          <table:table-cell table:style-name="ce25" office:value-type="float" office:value="0.962696148143058" calcext:value-type="float">
            <text:p><text:s text:c="3"/>1,0 </text:p>
          </table:table-cell>
          <table:table-cell table:style-name="ce25" office:value-type="float" office:value="2.65714640020079" calcext:value-type="float">
            <text:p><text:s text:c="3"/>2,7 </text:p>
          </table:table-cell>
          <table:table-cell table:style-name="ce25" office:value-type="float" office:value="1.0049965109639" calcext:value-type="float">
            <text:p><text:s text:c="3"/>1,0 </text:p>
          </table:table-cell>
          <table:table-cell table:style-name="ce25" office:value-type="float" office:value="1.45100187737911" calcext:value-type="float">
            <text:p><text:s text:c="3"/>1,5 </text:p>
          </table:table-cell>
          <table:table-cell table:style-name="ce25" office:value-type="float" office:value="2.32776595997504" calcext:value-type="float">
            <text:p><text:s text:c="3"/>2,3 </text:p>
          </table:table-cell>
          <table:table-cell table:style-name="ce25" office:value-type="float" office:value="1.60786545341858" calcext:value-type="float">
            <text:p><text:s text:c="3"/>1,6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Casado(a)</text:p>
          </table:table-cell>
          <table:table-cell table:style-name="ce26" office:value-type="float" office:value="2.65428850177354" calcext:value-type="float">
            <text:p><text:s text:c="3"/>2,7 </text:p>
          </table:table-cell>
          <table:table-cell table:style-name="ce26" office:value-type="float" office:value="5.74256562054032" calcext:value-type="float">
            <text:p><text:s text:c="3"/>5,7 </text:p>
          </table:table-cell>
          <table:table-cell table:style-name="ce26" office:value-type="float" office:value="2.92989407206553" calcext:value-type="float">
            <text:p><text:s text:c="3"/>2,9 </text:p>
          </table:table-cell>
          <table:table-cell table:style-name="ce26" office:value-type="float" office:value="4.21930817135269" calcext:value-type="float">
            <text:p><text:s text:c="3"/>4,2 </text:p>
          </table:table-cell>
          <table:table-cell table:style-name="ce26" office:value-type="float" office:value="9.99915498444261" calcext:value-type="float">
            <text:p><text:s text:c="3"/>10,0 </text:p>
          </table:table-cell>
          <table:table-cell table:style-name="ce26" office:value-type="float" office:value="4.70251957679337" calcext:value-type="float">
            <text:p><text:s text:c="3"/>4,7 </text:p>
          </table:table-cell>
          <table:table-cell table:style-name="ce26" office:value-type="float" office:value="3.37151781063468" calcext:value-type="float">
            <text:p><text:s text:c="3"/>3,4 </text:p>
          </table:table-cell>
          <table:table-cell table:style-name="ce26" office:value-type="float" office:value="6.84163219053934" calcext:value-type="float">
            <text:p><text:s text:c="3"/>6,8 </text:p>
          </table:table-cell>
          <table:table-cell table:style-name="ce26" office:value-type="float" office:value="3.73945160560747" calcext:value-type="float">
            <text:p><text:s text:c="3"/>3,7 </text:p>
          </table:table-cell>
          <table:table-cell table:style-name="ce26" office:value-type="float" office:value="8.50946542965735" calcext:value-type="float">
            <text:p><text:s text:c="3"/>8,5 </text:p>
          </table:table-cell>
          <table:table-cell table:style-name="ce26" office:value-type="float" office:value="31.7321595012511" calcext:value-type="float">
            <text:p><text:s text:c="3"/>31,7 </text:p>
          </table:table-cell>
          <table:table-cell table:style-name="ce26" office:value-type="float" office:value="8.68557657690312" calcext:value-type="float">
            <text:p><text:s text:c="3"/>8,7 </text:p>
          </table:table-cell>
          <table:table-cell table:style-name="ce26" office:value-type="float" office:value="3.47049950732956" calcext:value-type="float">
            <text:p><text:s text:c="3"/>3,5 </text:p>
          </table:table-cell>
          <table:table-cell table:style-name="ce26" office:value-type="float" office:value="8.69069256943558" calcext:value-type="float">
            <text:p><text:s text:c="3"/>8,7 </text:p>
          </table:table-cell>
          <table:table-cell table:style-name="ce26" office:value-type="float" office:value="3.73123746699697" calcext:value-type="float">
            <text:p><text:s text:c="3"/>3,7 </text:p>
          </table:table-cell>
          <table:table-cell table:style-name="ce26" office:value-type="float" office:value="4.23108877688332" calcext:value-type="float">
            <text:p><text:s text:c="3"/>4,2 </text:p>
          </table:table-cell>
          <table:table-cell table:style-name="ce26" office:value-type="float" office:value="7.49801923246924" calcext:value-type="float">
            <text:p><text:s text:c="3"/>7,5 </text:p>
          </table:table-cell>
          <table:table-cell table:style-name="ce26" office:value-type="float" office:value="4.97899190164282" calcext:value-type="float">
            <text:p><text:s text:c="3"/>5,0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Divorciado(a) ou desquitado(a) ou separado(a) judicialmente</text:p>
          </table:table-cell>
          <table:table-cell table:style-name="ce26" office:value-type="float" office:value="1.86394138459807" calcext:value-type="float">
            <text:p><text:s text:c="3"/>1,9 </text:p>
          </table:table-cell>
          <table:table-cell table:style-name="ce26" office:value-type="float" office:value="4.55892303385185" calcext:value-type="float">
            <text:p><text:s text:c="3"/>4,6 </text:p>
          </table:table-cell>
          <table:table-cell table:style-name="ce26" office:value-type="float" office:value="1.97430284159453" calcext:value-type="float">
            <text:p><text:s text:c="3"/>2,0 </text:p>
          </table:table-cell>
          <table:table-cell table:style-name="ce26" office:value-type="float" office:value="3.0629916947703" calcext:value-type="float">
            <text:p><text:s text:c="3"/>3,1 </text:p>
          </table:table-cell>
          <table:table-cell table:style-name="ce26" office:value-type="float" office:value="8.39897942415982" calcext:value-type="float">
            <text:p><text:s text:c="3"/>8,4 </text:p>
          </table:table-cell>
          <table:table-cell table:style-name="ce26" office:value-type="float" office:value="3.26300779746224" calcext:value-type="float">
            <text:p><text:s text:c="3"/>3,3 </text:p>
          </table:table-cell>
          <table:table-cell table:style-name="ce26" office:value-type="float" office:value="2.08731792626244" calcext:value-type="float">
            <text:p><text:s text:c="3"/>2,1 </text:p>
          </table:table-cell>
          <table:table-cell table:style-name="ce26" office:value-type="float" office:value="5.41475633176092" calcext:value-type="float">
            <text:p><text:s text:c="3"/>5,4 </text:p>
          </table:table-cell>
          <table:table-cell table:style-name="ce26" office:value-type="float" office:value="2.19568628843783" calcext:value-type="float">
            <text:p><text:s text:c="3"/>2,2 </text:p>
          </table:table-cell>
          <table:table-cell table:style-name="ce26" office:value-type="float" office:value="7.98146108078159" calcext:value-type="float">
            <text:p><text:s text:c="3"/>8,0 </text:p>
          </table:table-cell>
          <table:table-cell table:style-name="ce26" office:value-type="float" office:value="45.2879820451721" calcext:value-type="float">
            <text:p><text:s text:c="3"/>45,3 </text:p>
          </table:table-cell>
          <table:table-cell table:style-name="ce26" office:value-type="float" office:value="8.07933290292531" calcext:value-type="float">
            <text:p><text:s text:c="3"/>8,1 </text:p>
          </table:table-cell>
          <table:table-cell table:style-name="ce26" office:value-type="float" office:value="2.2415012906589" calcext:value-type="float">
            <text:p><text:s text:c="3"/>2,2 </text:p>
          </table:table-cell>
          <table:table-cell table:style-name="ce26" office:value-type="float" office:value="6.48819115391133" calcext:value-type="float">
            <text:p><text:s text:c="3"/>6,5 </text:p>
          </table:table-cell>
          <table:table-cell table:style-name="ce26" office:value-type="float" office:value="2.38185358759268" calcext:value-type="float">
            <text:p><text:s text:c="3"/>2,4 </text:p>
          </table:table-cell>
          <table:table-cell table:style-name="ce26" office:value-type="float" office:value="2.94508829312021" calcext:value-type="float">
            <text:p><text:s text:c="3"/>2,9 </text:p>
          </table:table-cell>
          <table:table-cell table:style-name="ce26" office:value-type="float" office:value="6.1124268743767" calcext:value-type="float">
            <text:p><text:s text:c="3"/>6,1 </text:p>
          </table:table-cell>
          <table:table-cell table:style-name="ce26" office:value-type="float" office:value="3.42429661285187" calcext:value-type="float">
            <text:p><text:s text:c="3"/>3,4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Viúvo(a)</text:p>
          </table:table-cell>
          <table:table-cell table:style-name="ce26" office:value-type="float" office:value="1.68895551613003" calcext:value-type="float">
            <text:p><text:s text:c="3"/>1,7 </text:p>
          </table:table-cell>
          <table:table-cell table:style-name="ce26" office:value-type="float" office:value="2.91162412425899" calcext:value-type="float">
            <text:p><text:s text:c="3"/>2,9 </text:p>
          </table:table-cell>
          <table:table-cell table:style-name="ce26" office:value-type="float" office:value="1.84424315294947" calcext:value-type="float">
            <text:p><text:s text:c="3"/>1,8 </text:p>
          </table:table-cell>
          <table:table-cell table:style-name="ce26" office:value-type="float" office:value="3.65666749907224" calcext:value-type="float">
            <text:p><text:s text:c="3"/>3,7 </text:p>
          </table:table-cell>
          <table:table-cell table:style-name="ce26" office:value-type="float" office:value="6.71924024366871" calcext:value-type="float">
            <text:p><text:s text:c="3"/>6,7 </text:p>
          </table:table-cell>
          <table:table-cell table:style-name="ce26" office:value-type="float" office:value="4.24274504959379" calcext:value-type="float">
            <text:p><text:s text:c="3"/>4,2 </text:p>
          </table:table-cell>
          <table:table-cell table:style-name="ce26" office:value-type="float" office:value="1.81803164102897" calcext:value-type="float">
            <text:p><text:s text:c="3"/>1,8 </text:p>
          </table:table-cell>
          <table:table-cell table:style-name="ce26" office:value-type="float" office:value="3.13023190059935" calcext:value-type="float">
            <text:p><text:s text:c="3"/>3,1 </text:p>
          </table:table-cell>
          <table:table-cell table:style-name="ce26" office:value-type="float" office:value="1.99863470148769" calcext:value-type="float">
            <text:p><text:s text:c="3"/>2,0 </text:p>
          </table:table-cell>
          <table:table-cell table:style-name="ce26" office:value-type="float" office:value="21.0187405337334" calcext:value-type="float">
            <text:p><text:s text:c="3"/>21,0 </text:p>
          </table:table-cell>
          <table:table-cell table:style-name="ce26" office:value-type="float" office:value="72.6762934331869" calcext:value-type="float">
            <text:p><text:s text:c="3"/>72,7 </text:p>
          </table:table-cell>
          <table:table-cell table:style-name="ce26" office:value-type="float" office:value="21.9446144817749" calcext:value-type="float">
            <text:p><text:s text:c="3"/>21,9 </text:p>
          </table:table-cell>
          <table:table-cell table:style-name="ce26" office:value-type="float" office:value="3.33418890618429" calcext:value-type="float">
            <text:p><text:s text:c="3"/>3,3 </text:p>
          </table:table-cell>
          <table:table-cell table:style-name="ce26" office:value-type="float" office:value="8.98950257387173" calcext:value-type="float">
            <text:p><text:s text:c="3"/>9,0 </text:p>
          </table:table-cell>
          <table:table-cell table:style-name="ce26" office:value-type="float" office:value="3.48912254562652" calcext:value-type="float">
            <text:p><text:s text:c="3"/>3,5 </text:p>
          </table:table-cell>
          <table:table-cell table:style-name="ce26" office:value-type="float" office:value="1.8669515335454" calcext:value-type="float">
            <text:p><text:s text:c="3"/>1,9 </text:p>
          </table:table-cell>
          <table:table-cell table:style-name="ce26" office:value-type="float" office:value="2.99695163060427" calcext:value-type="float">
            <text:p><text:s text:c="3"/>3,0 </text:p>
          </table:table-cell>
          <table:table-cell table:style-name="ce26" office:value-type="float" office:value="2.13821598924769" calcext:value-type="float">
            <text:p><text:s text:c="3"/>2,1 </text:p>
          </table:table-cell>
          <table:table-cell table:number-columns-repeated="238"/>
        </table:table-row>
        <table:table-row table:style-name="ro1">
          <table:table-cell table:style-name="ce4" office:value-type="string" calcext:value-type="string">
            <text:p>Solteiro(a)</text:p>
          </table:table-cell>
          <table:table-cell table:style-name="ce26" office:value-type="float" office:value="0.636999464880163" calcext:value-type="float">
            <text:p><text:s text:c="3"/>0,6 </text:p>
          </table:table-cell>
          <table:table-cell table:style-name="ce26" office:value-type="float" office:value="2.26332846223464" calcext:value-type="float">
            <text:p><text:s text:c="3"/>2,3 </text:p>
          </table:table-cell>
          <table:table-cell table:style-name="ce26" office:value-type="float" office:value="0.646685954327536" calcext:value-type="float">
            <text:p><text:s text:c="3"/>0,6 </text:p>
          </table:table-cell>
          <table:table-cell table:style-name="ce26" office:value-type="float" office:value="0.900871841022736" calcext:value-type="float">
            <text:p><text:s text:c="3"/>0,9 </text:p>
          </table:table-cell>
          <table:table-cell table:style-name="ce26" office:value-type="float" office:value="3.35042501668149" calcext:value-type="float">
            <text:p><text:s text:c="3"/>3,4 </text:p>
          </table:table-cell>
          <table:table-cell table:style-name="ce26" office:value-type="float" office:value="0.930613327159956" calcext:value-type="float">
            <text:p><text:s text:c="3"/>0,9 </text:p>
          </table:table-cell>
          <table:table-cell table:style-name="ce26" office:value-type="float" office:value="0.861234103840789" calcext:value-type="float">
            <text:p><text:s text:c="3"/>0,9 </text:p>
          </table:table-cell>
          <table:table-cell table:style-name="ce26" office:value-type="float" office:value="2.9726460171581" calcext:value-type="float">
            <text:p><text:s text:c="3"/>3,0 </text:p>
          </table:table-cell>
          <table:table-cell table:style-name="ce26" office:value-type="float" office:value="0.879292709023087" calcext:value-type="float">
            <text:p><text:s text:c="3"/>0,9 </text:p>
          </table:table-cell>
          <table:table-cell table:style-name="ce26" office:value-type="float" office:value="0.804022917400645" calcext:value-type="float">
            <text:p><text:s text:c="3"/>0,8 </text:p>
          </table:table-cell>
          <table:table-cell table:style-name="ce26" office:value-type="float" office:value="4.45017626763333" calcext:value-type="float">
            <text:p><text:s text:c="3"/>4,5 </text:p>
          </table:table-cell>
          <table:table-cell table:style-name="ce26" office:value-type="float" office:value="0.808812520564473" calcext:value-type="float">
            <text:p><text:s text:c="3"/>0,8 </text:p>
          </table:table-cell>
          <table:table-cell table:style-name="ce26" office:value-type="float" office:value="1.12138164405053" calcext:value-type="float">
            <text:p><text:s text:c="3"/>1,1 </text:p>
          </table:table-cell>
          <table:table-cell table:style-name="ce26" office:value-type="float" office:value="3.19919859951633" calcext:value-type="float">
            <text:p><text:s text:c="3"/>3,2 </text:p>
          </table:table-cell>
          <table:table-cell table:style-name="ce26" office:value-type="float" office:value="1.17469895982082" calcext:value-type="float">
            <text:p><text:s text:c="3"/>1,2 </text:p>
          </table:table-cell>
          <table:table-cell table:style-name="ce26" office:value-type="float" office:value="2.53091549936491" calcext:value-type="float">
            <text:p><text:s text:c="3"/>2,5 </text:p>
          </table:table-cell>
          <table:table-cell table:style-name="ce26" office:value-type="float" office:value="4.41675352989494" calcext:value-type="float">
            <text:p><text:s text:c="3"/>4,4 </text:p>
          </table:table-cell>
          <table:table-cell table:style-name="ce26" office:value-type="float" office:value="2.89315734091612" calcext:value-type="float">
            <text:p><text:s text:c="3"/>2,9 </text:p>
          </table:table-cell>
          <table:table-cell table:number-columns-repeated="238"/>
        </table:table-row>
        <table:table-row table:style-name="ro1">
          <table:table-cell table:number-columns-repeated="257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16" table:number-columns-repeated="18"/>
          <table:table-cell table:number-columns-repeated="238"/>
        </table:table-row>
        <table:table-row table:style-name="ro1" table:number-rows-repeated="104854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9" style:display-name="PageStyle_20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9_20__28_CV_29_" style:display-name="PageStyle_2019 (CV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sabel Luzia Nori dos Santos</meta:initial-creator>
    <meta:creation-date>2022-08-23T14:52:52</meta:creation-date>
    <dc:date>2022-08-26T16:06:38.775000000</dc:date>
    <meta:editing-duration>PT4M41S</meta:editing-duration>
    <meta:editing-cycles>1</meta:editing-cycles>
    <meta:generator>LibreOffice/7.2.5.2$Windows_x86 LibreOffice_project/499f9727c189e6ef3471021d6132d4c694f357e5</meta:generator>
    <meta:document-statistic meta:table-count="2" meta:cell-count="634" meta:object-count="0"/>
  </office:meta>
</office:document-meta>
</file>